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3.25mm"/>
    </style:style>
    <style:style style:name="co2" style:family="table-column">
      <style:table-column-properties fo:break-before="auto" style:column-width="6.61mm"/>
    </style:style>
    <style:style style:name="co3" style:family="table-column">
      <style:table-column-properties fo:break-before="auto" style:column-width="16.42mm"/>
    </style:style>
    <style:style style:name="co4" style:family="table-column">
      <style:table-column-properties fo:break-before="auto" style:column-width="15.52mm"/>
    </style:style>
    <style:style style:name="co5" style:family="table-column">
      <style:table-column-properties fo:break-before="auto" style:column-width="22.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4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>
      <style:table-cell-properties fo:border-bottom="none" fo:border-left="0.99pt solid #000000" fo:border-right="none" fo:border-top="none"/>
    </style:style>
    <style:style style:name="ce10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Result">
      <style:table-cell-properties fo:border-bottom="2.01pt solid #000000" fo:border-left="0.99pt solid #000000" fo:border-right="none" fo:border-top="0.99pt solid #000000"/>
    </style:style>
    <style:style style:name="ce1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3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4" style:family="table-cell" style:parent-style-name="Pivot_20_Table_20_Value">
      <style:table-cell-properties fo:border-bottom="none" fo:border-left="none" fo:border-right="none" fo:border-top="0.99pt solid #000000"/>
    </style:style>
    <style:style style:name="ce15" style:family="table-cell" style:parent-style-name="Pivot_20_Table_20_Value">
      <style:table-cell-properties fo:border-bottom="0.99pt solid #000000" fo:border-left="none" fo:border-right="none" fo:border-top="none"/>
    </style:style>
    <style:style style:name="ce16" style:family="table-cell" style:parent-style-name="Pivot_20_Table_20_Result">
      <style:table-cell-properties fo:border-bottom="2.01pt solid #000000" fo:border-left="none" fo:border-right="none" fo:border-top="0.99pt solid #000000"/>
    </style:style>
    <style:style style:name="ce17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18" style:family="table-cell" style:parent-style-name="Pivot_20_Table_20_Value">
      <style:table-cell-properties fo:border-bottom="none" fo:border-left="none" fo:border-right="0.99pt solid #000000" fo:border-top="none"/>
    </style:style>
    <style:style style:name="ce19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20" style:family="table-cell" style:parent-style-name="Pivot_20_Table_20_Result">
      <style:table-cell-properties fo:border-bottom="2.01pt solid #000000" fo:border-left="none" fo:border-right="0.99pt solid #000000" fo:border-top="0.99pt solid #000000"/>
    </style:style>
    <style:style style:name="ce21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2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3" style:family="table-cell" style:parent-style-name="Pivot_20_Table_20_Result">
      <style:table-cell-properties fo:border-bottom="none" fo:border-left="0.99pt solid #000000" fo:border-right="2.01pt solid #000000" fo:border-top="0.99pt solid #000000"/>
    </style:style>
    <style:style style:name="ce24" style:family="table-cell" style:parent-style-name="Pivot_20_Table_20_Result">
      <style:table-cell-properties fo:border-bottom="none" fo:border-left="0.99pt solid #000000" fo:border-right="2.01pt solid #000000" fo:border-top="none"/>
    </style:style>
    <style:style style:name="ce25" style:family="table-cell" style:parent-style-name="Pivot_20_Table_20_Result">
      <style:table-cell-properties fo:border-bottom="0.99pt solid #000000" fo:border-left="0.99pt solid #000000" fo:border-right="2.01pt solid #000000" fo:border-top="none"/>
    </style:style>
    <style:style style:name="ce26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1040checkCoverag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rp</text:p>
          </table:table-cell>
          <table:table-cell office:value-type="string" calcext:value-type="string">
            <text:p>lim</text:p>
          </table:table-cell>
          <table:table-cell table:number-columns-repeated="2" office:value-type="string" calcext:value-type="string">
            <text:p>TypesNC</text:p>
          </table:table-cell>
          <table:table-cell office:value-type="string" calcext:value-type="string">
            <text:p>TypesPC</text:p>
          </table:table-cell>
          <table:table-cell office:value-type="string" calcext:value-type="string">
            <text:p>TokPC</text:p>
          </table:table-cell>
          <table:table-cell office:value-type="string" calcext:value-type="string">
            <text:p>CorpLen</text:p>
          </table:table-cell>
          <table:table-cell office:value-type="string" calcext:value-type="string">
            <text:p>NofTypes</text:p>
          </table:table-cell>
          <table:table-cell office:value-type="string" calcext:value-type="string">
            <text:p>TTR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73818" calcext:value-type="float">
            <text:p>2473818</text:p>
          </table:table-cell>
          <table:table-cell office:value-type="float" office:value="0.58046" calcext:value-type="float">
            <text:p>0.58046</text:p>
          </table:table-cell>
          <table:table-cell office:value-type="float" office:value="0.01918" calcext:value-type="float">
            <text:p>0.01918</text:p>
          </table:table-cell>
          <table:table-cell office:value-type="float" office:value="1066805240" calcext:value-type="float">
            <text:p>1066805240</text:p>
          </table:table-cell>
          <table:table-cell office:value-type="float" office:value="4261825" calcext:value-type="float">
            <text:p>4261825</text:p>
          </table:table-cell>
          <table:table-cell office:value-type="float" office:value="0.00399" calcext:value-type="float">
            <text:p>0.00399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45573" calcext:value-type="float">
            <text:p>1045573</text:p>
          </table:table-cell>
          <table:table-cell office:value-type="float" office:value="0.4472" calcext:value-type="float">
            <text:p>0.4472</text:p>
          </table:table-cell>
          <table:table-cell office:value-type="float" office:value="0.01776" calcext:value-type="float">
            <text:p>0.01776</text:p>
          </table:table-cell>
          <table:table-cell office:value-type="float" office:value="1064881440" calcext:value-type="float">
            <text:p>1064881440</text:p>
          </table:table-cell>
          <table:table-cell office:value-type="float" office:value="2338025" calcext:value-type="float">
            <text:p>2338025</text:p>
          </table:table-cell>
          <table:table-cell office:value-type="float" office:value="0.0022" calcext:value-type="float">
            <text:p>0.0022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77418" calcext:value-type="float">
            <text:p>677418</text:p>
          </table:table-cell>
          <table:table-cell office:value-type="float" office:value="0.38632" calcext:value-type="float">
            <text:p>0.38632</text:p>
          </table:table-cell>
          <table:table-cell office:value-type="float" office:value="0.01703" calcext:value-type="float">
            <text:p>0.01703</text:p>
          </table:table-cell>
          <table:table-cell office:value-type="float" office:value="1063712404" calcext:value-type="float">
            <text:p>1063712404</text:p>
          </table:table-cell>
          <table:table-cell office:value-type="float" office:value="1753507" calcext:value-type="float">
            <text:p>1753507</text:p>
          </table:table-cell>
          <table:table-cell office:value-type="float" office:value="0.00165" calcext:value-type="float">
            <text:p>0.00165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11886" calcext:value-type="float">
            <text:p>511886</text:p>
          </table:table-cell>
          <table:table-cell office:value-type="float" office:value="0.34989" calcext:value-type="float">
            <text:p>0.34989</text:p>
          </table:table-cell>
          <table:table-cell office:value-type="float" office:value="0.01653" calcext:value-type="float">
            <text:p>0.01653</text:p>
          </table:table-cell>
          <table:table-cell office:value-type="float" office:value="1062840871" calcext:value-type="float">
            <text:p>1062840871</text:p>
          </table:table-cell>
          <table:table-cell office:value-type="float" office:value="1462996" calcext:value-type="float">
            <text:p>1462996</text:p>
          </table:table-cell>
          <table:table-cell office:value-type="float" office:value="0.00138" calcext:value-type="float">
            <text:p>0.00138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13334" calcext:value-type="float">
            <text:p>413334</text:p>
          </table:table-cell>
          <table:table-cell office:value-type="float" office:value="0.3236" calcext:value-type="float">
            <text:p>0.3236</text:p>
          </table:table-cell>
          <table:table-cell office:value-type="float" office:value="0.01614" calcext:value-type="float">
            <text:p>0.01614</text:p>
          </table:table-cell>
          <table:table-cell office:value-type="float" office:value="1062098155" calcext:value-type="float">
            <text:p>1062098155</text:p>
          </table:table-cell>
          <table:table-cell office:value-type="float" office:value="1277317" calcext:value-type="float">
            <text:p>1277317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50748" calcext:value-type="float">
            <text:p>350748</text:p>
          </table:table-cell>
          <table:table-cell office:value-type="float" office:value="0.30497" calcext:value-type="float">
            <text:p>0.30497</text:p>
          </table:table-cell>
          <table:table-cell office:value-type="float" office:value="0.01583" calcext:value-type="float">
            <text:p>0.01583</text:p>
          </table:table-cell>
          <table:table-cell office:value-type="float" office:value="1061462100" calcext:value-type="float">
            <text:p>1061462100</text:p>
          </table:table-cell>
          <table:table-cell office:value-type="float" office:value="1150106" calcext:value-type="float">
            <text:p>1150106</text:p>
          </table:table-cell>
          <table:table-cell office:value-type="float" office:value="0.00108" calcext:value-type="float">
            <text:p>0.00108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03968" calcext:value-type="float">
            <text:p>303968</text:p>
          </table:table-cell>
          <table:table-cell office:value-type="float" office:value="0.28904" calcext:value-type="float">
            <text:p>0.28904</text:p>
          </table:table-cell>
          <table:table-cell office:value-type="float" office:value="0.01555" calcext:value-type="float">
            <text:p>0.01555</text:p>
          </table:table-cell>
          <table:table-cell office:value-type="float" office:value="1060871382" calcext:value-type="float">
            <text:p>1060871382</text:p>
          </table:table-cell>
          <table:table-cell office:value-type="float" office:value="1051653" calcext:value-type="float">
            <text:p>1051653</text:p>
          </table:table-cell>
          <table:table-cell office:value-type="float" office:value="0.00099" calcext:value-type="float">
            <text:p>0.00099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68879" calcext:value-type="float">
            <text:p>268879</text:p>
          </table:table-cell>
          <table:table-cell office:value-type="float" office:value="0.27558" calcext:value-type="float">
            <text:p>0.27558</text:p>
          </table:table-cell>
          <table:table-cell office:value-type="float" office:value="0.01531" calcext:value-type="float">
            <text:p>0.01531</text:p>
          </table:table-cell>
          <table:table-cell office:value-type="float" office:value="1060339697" calcext:value-type="float">
            <text:p>1060339697</text:p>
          </table:table-cell>
          <table:table-cell office:value-type="float" office:value="975698" calcext:value-type="float">
            <text:p>975698</text:p>
          </table:table-cell>
          <table:table-cell office:value-type="float" office:value="0.00092" calcext:value-type="float">
            <text:p>0.00092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40549" calcext:value-type="float">
            <text:p>240549</text:p>
          </table:table-cell>
          <table:table-cell office:value-type="float" office:value="0.26357" calcext:value-type="float">
            <text:p>0.26357</text:p>
          </table:table-cell>
          <table:table-cell office:value-type="float" office:value="0.01509" calcext:value-type="float">
            <text:p>0.01509</text:p>
          </table:table-cell>
          <table:table-cell office:value-type="float" office:value="1059835369" calcext:value-type="float">
            <text:p>1059835369</text:p>
          </table:table-cell>
          <table:table-cell office:value-type="float" office:value="912657" calcext:value-type="float">
            <text:p>912657</text:p>
          </table:table-cell>
          <table:table-cell office:value-type="float" office:value="0.00086" calcext:value-type="float">
            <text:p>0.00086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17869" calcext:value-type="float">
            <text:p>217869</text:p>
          </table:table-cell>
          <table:table-cell office:value-type="float" office:value="0.25324" calcext:value-type="float">
            <text:p>0.25324</text:p>
          </table:table-cell>
          <table:table-cell office:value-type="float" office:value="0.01488" calcext:value-type="float">
            <text:p>0.01488</text:p>
          </table:table-cell>
          <table:table-cell office:value-type="float" office:value="1059364507" calcext:value-type="float">
            <text:p>1059364507</text:p>
          </table:table-cell>
          <table:table-cell office:value-type="float" office:value="860339" calcext:value-type="float">
            <text:p>860339</text:p>
          </table:table-cell>
          <table:table-cell office:value-type="float" office:value="0.00081" calcext:value-type="float">
            <text:p>0.00081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99026" calcext:value-type="float">
            <text:p>199026</text:p>
          </table:table-cell>
          <table:table-cell office:value-type="float" office:value="0.24396" calcext:value-type="float">
            <text:p>0.24396</text:p>
          </table:table-cell>
          <table:table-cell office:value-type="float" office:value="0.0147" calcext:value-type="float">
            <text:p>0.0147</text:p>
          </table:table-cell>
          <table:table-cell office:value-type="float" office:value="1058919407" calcext:value-type="float">
            <text:p>1058919407</text:p>
          </table:table-cell>
          <table:table-cell office:value-type="float" office:value="815829" calcext:value-type="float">
            <text:p>815829</text:p>
          </table:table-cell>
          <table:table-cell office:value-type="float" office:value="0.00077" calcext:value-type="float">
            <text:p>0.00077</text:p>
          </table:table-cell>
        </table:table-row>
        <table:table-row table:style-name="ro1">
          <table:table-cell office:value-type="string" calcext:value-type="string">
            <text:p>fi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0015" calcext:value-type="float">
            <text:p>160015</text:p>
          </table:table-cell>
          <table:table-cell office:value-type="float" office:value="0.25411" calcext:value-type="float">
            <text:p>0.25411</text:p>
          </table:table-cell>
          <table:table-cell office:value-type="float" office:value="0.03246" calcext:value-type="float">
            <text:p>0.03246</text:p>
          </table:table-cell>
          <table:table-cell office:value-type="float" office:value="17494649" calcext:value-type="float">
            <text:p>17494649</text:p>
          </table:table-cell>
          <table:table-cell office:value-type="float" office:value="629704" calcext:value-type="float">
            <text:p>629704</text:p>
          </table:table-cell>
          <table:table-cell office:value-type="float" office:value="0.03599" calcext:value-type="float">
            <text:p>0.03599</text:p>
          </table:table-cell>
        </table:table-row>
        <table:table-row table:style-name="ro1">
          <table:table-cell office:value-type="string" calcext:value-type="string">
            <text:p>fic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5289" calcext:value-type="float">
            <text:p>65289</text:p>
          </table:table-cell>
          <table:table-cell office:value-type="float" office:value="0.17169" calcext:value-type="float">
            <text:p>0.17169</text:p>
          </table:table-cell>
          <table:table-cell office:value-type="float" office:value="0.02717" calcext:value-type="float">
            <text:p>0.02717</text:p>
          </table:table-cell>
          <table:table-cell office:value-type="float" office:value="17245225" calcext:value-type="float">
            <text:p>17245225</text:p>
          </table:table-cell>
          <table:table-cell office:value-type="float" office:value="380280" calcext:value-type="float">
            <text:p>380280</text:p>
          </table:table-cell>
          <table:table-cell office:value-type="float" office:value="0.02205" calcext:value-type="float">
            <text:p>0.02205</text:p>
          </table:table-cell>
        </table:table-row>
        <table:table-row table:style-name="ro1">
          <table:table-cell office:value-type="string" calcext:value-type="string">
            <text:p>fic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026" calcext:value-type="float">
            <text:p>30026</text:p>
          </table:table-cell>
          <table:table-cell office:value-type="float" office:value="0.11413" calcext:value-type="float">
            <text:p>0.11413</text:p>
          </table:table-cell>
          <table:table-cell office:value-type="float" office:value="0.02319" calcext:value-type="float">
            <text:p>0.02319</text:p>
          </table:table-cell>
          <table:table-cell office:value-type="float" office:value="17010843" calcext:value-type="float">
            <text:p>17010843</text:p>
          </table:table-cell>
          <table:table-cell office:value-type="float" office:value="263089" calcext:value-type="float">
            <text:p>263089</text:p>
          </table:table-cell>
          <table:table-cell office:value-type="float" office:value="0.01547" calcext:value-type="float">
            <text:p>0.01547</text:p>
          </table:table-cell>
        </table:table-row>
        <table:table-row table:style-name="ro1">
          <table:table-cell office:value-type="string" calcext:value-type="string">
            <text:p>fic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880" calcext:value-type="float">
            <text:p>21880</text:p>
          </table:table-cell>
          <table:table-cell office:value-type="float" office:value="0.10149" calcext:value-type="float">
            <text:p>0.10149</text:p>
          </table:table-cell>
          <table:table-cell office:value-type="float" office:value="0.02185" calcext:value-type="float">
            <text:p>0.02185</text:p>
          </table:table-cell>
          <table:table-cell office:value-type="float" office:value="16868337" calcext:value-type="float">
            <text:p>16868337</text:p>
          </table:table-cell>
          <table:table-cell office:value-type="float" office:value="215587" calcext:value-type="float">
            <text:p>215587</text:p>
          </table:table-cell>
          <table:table-cell office:value-type="float" office:value="0.01278" calcext:value-type="float">
            <text:p>0.01278</text:p>
          </table:table-cell>
        </table:table-row>
        <table:table-row table:style-name="ro1">
          <table:table-cell office:value-type="string" calcext:value-type="string">
            <text:p>fic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441" calcext:value-type="float">
            <text:p>15441</text:p>
          </table:table-cell>
          <table:table-cell office:value-type="float" office:value="0.08544" calcext:value-type="float">
            <text:p>0.08544</text:p>
          </table:table-cell>
          <table:table-cell office:value-type="float" office:value="0.02041" calcext:value-type="float">
            <text:p>0.02041</text:p>
          </table:table-cell>
          <table:table-cell office:value-type="float" office:value="16728877" calcext:value-type="float">
            <text:p>16728877</text:p>
          </table:table-cell>
          <table:table-cell office:value-type="float" office:value="180722" calcext:value-type="float">
            <text:p>180722</text:p>
          </table:table-cell>
          <table:table-cell office:value-type="float" office:value="0.0108" calcext:value-type="float">
            <text:p>0.0108</text:p>
          </table:table-cell>
        </table:table-row>
        <table:table-row table:style-name="ro1">
          <table:table-cell office:value-type="string" calcext:value-type="string">
            <text:p>fic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2553" calcext:value-type="float">
            <text:p>12553</text:p>
          </table:table-cell>
          <table:table-cell office:value-type="float" office:value="0.07904" calcext:value-type="float">
            <text:p>0.07904</text:p>
          </table:table-cell>
          <table:table-cell office:value-type="float" office:value="0.01963" calcext:value-type="float">
            <text:p>0.01963</text:p>
          </table:table-cell>
          <table:table-cell office:value-type="float" office:value="16619407" calcext:value-type="float">
            <text:p>16619407</text:p>
          </table:table-cell>
          <table:table-cell office:value-type="float" office:value="158828" calcext:value-type="float">
            <text:p>158828</text:p>
          </table:table-cell>
          <table:table-cell office:value-type="float" office:value="0.00956" calcext:value-type="float">
            <text:p>0.00956</text:p>
          </table:table-cell>
        </table:table-row>
        <table:table-row table:style-name="ro1">
          <table:table-cell office:value-type="string" calcext:value-type="string">
            <text:p>fict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037" calcext:value-type="float">
            <text:p>10037</text:p>
          </table:table-cell>
          <table:table-cell office:value-type="float" office:value="0.0711" calcext:value-type="float">
            <text:p>0.0711</text:p>
          </table:table-cell>
          <table:table-cell office:value-type="float" office:value="0.01879" calcext:value-type="float">
            <text:p>0.01879</text:p>
          </table:table-cell>
          <table:table-cell office:value-type="float" office:value="16513447" calcext:value-type="float">
            <text:p>16513447</text:p>
          </table:table-cell>
          <table:table-cell office:value-type="float" office:value="141168" calcext:value-type="float">
            <text:p>141168</text:p>
          </table:table-cell>
          <table:table-cell office:value-type="float" office:value="0.00855" calcext:value-type="float">
            <text:p>0.00855</text:p>
          </table:table-cell>
        </table:table-row>
        <table:table-row table:style-name="ro1">
          <table:table-cell office:value-type="string" calcext:value-type="string">
            <text:p>fict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629" calcext:value-type="float">
            <text:p>8629</text:p>
          </table:table-cell>
          <table:table-cell office:value-type="float" office:value="0.06734" calcext:value-type="float">
            <text:p>0.06734</text:p>
          </table:table-cell>
          <table:table-cell office:value-type="float" office:value="0.01827" calcext:value-type="float">
            <text:p>0.01827</text:p>
          </table:table-cell>
          <table:table-cell office:value-type="float" office:value="16422223" calcext:value-type="float">
            <text:p>16422223</text:p>
          </table:table-cell>
          <table:table-cell office:value-type="float" office:value="128136" calcext:value-type="float">
            <text:p>128136</text:p>
          </table:table-cell>
          <table:table-cell office:value-type="float" office:value="0.0078" calcext:value-type="float">
            <text:p>0.0078</text:p>
          </table:table-cell>
        </table:table-row>
        <table:table-row table:style-name="ro1">
          <table:table-cell office:value-type="string" calcext:value-type="string">
            <text:p>fict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334" calcext:value-type="float">
            <text:p>7334</text:p>
          </table:table-cell>
          <table:table-cell office:value-type="float" office:value="0.06257" calcext:value-type="float">
            <text:p>0.06257</text:p>
          </table:table-cell>
          <table:table-cell office:value-type="float" office:value="0.01771" calcext:value-type="float">
            <text:p>0.01771</text:p>
          </table:table-cell>
          <table:table-cell office:value-type="float" office:value="16334903" calcext:value-type="float">
            <text:p>16334903</text:p>
          </table:table-cell>
          <table:table-cell office:value-type="float" office:value="117221" calcext:value-type="float">
            <text:p>117221</text:p>
          </table:table-cell>
          <table:table-cell office:value-type="float" office:value="0.00718" calcext:value-type="float">
            <text:p>0.00718</text:p>
          </table:table-cell>
        </table:table-row>
        <table:table-row table:style-name="ro1">
          <table:table-cell office:value-type="string" calcext:value-type="string">
            <text:p>fict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563" calcext:value-type="float">
            <text:p>6563</text:p>
          </table:table-cell>
          <table:table-cell office:value-type="float" office:value="0.06047" calcext:value-type="float">
            <text:p>0.06047</text:p>
          </table:table-cell>
          <table:table-cell office:value-type="float" office:value="0.01733" calcext:value-type="float">
            <text:p>0.01733</text:p>
          </table:table-cell>
          <table:table-cell office:value-type="float" office:value="16256783" calcext:value-type="float">
            <text:p>16256783</text:p>
          </table:table-cell>
          <table:table-cell office:value-type="float" office:value="108541" calcext:value-type="float">
            <text:p>108541</text:p>
          </table:table-cell>
          <table:table-cell office:value-type="float" office:value="0.00668" calcext:value-type="float">
            <text:p>0.00668</text:p>
          </table:table-cell>
        </table:table-row>
        <table:table-row table:style-name="ro1">
          <table:table-cell office:value-type="string" calcext:value-type="string">
            <text:p>fic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727" calcext:value-type="float">
            <text:p>5727</text:p>
          </table:table-cell>
          <table:table-cell office:value-type="float" office:value="0.05687" calcext:value-type="float">
            <text:p>0.05687</text:p>
          </table:table-cell>
          <table:table-cell office:value-type="float" office:value="0.01688" calcext:value-type="float">
            <text:p>0.01688</text:p>
          </table:table-cell>
          <table:table-cell office:value-type="float" office:value="16178463" calcext:value-type="float">
            <text:p>16178463</text:p>
          </table:table-cell>
          <table:table-cell office:value-type="float" office:value="100709" calcext:value-type="float">
            <text:p>100709</text:p>
          </table:table-cell>
          <table:table-cell office:value-type="float" office:value="0.00622" calcext:value-type="float">
            <text:p>0.00622</text:p>
          </table:table-cell>
        </table:table-row>
        <table:table-row table:style-name="ro1">
          <table:table-cell office:value-type="string" calcext:value-type="string">
            <text:p>law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4492" calcext:value-type="float">
            <text:p>304492</text:p>
          </table:table-cell>
          <table:table-cell office:value-type="float" office:value="0.37425" calcext:value-type="float">
            <text:p>0.37425</text:p>
          </table:table-cell>
          <table:table-cell office:value-type="float" office:value="0.01446" calcext:value-type="float">
            <text:p>0.01446</text:p>
          </table:table-cell>
          <table:table-cell office:value-type="float" office:value="470574535" calcext:value-type="float">
            <text:p>470574535</text:p>
          </table:table-cell>
          <table:table-cell office:value-type="float" office:value="813605" calcext:value-type="float">
            <text:p>813605</text:p>
          </table:table-cell>
          <table:table-cell office:value-type="float" office:value="0.00173" calcext:value-type="float">
            <text:p>0.00173</text:p>
          </table:table-cell>
        </table:table-row>
        <table:table-row table:style-name="ro1">
          <table:table-cell office:value-type="string" calcext:value-type="string">
            <text:p>law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7161" calcext:value-type="float">
            <text:p>167161</text:p>
          </table:table-cell>
          <table:table-cell office:value-type="float" office:value="0.29579" calcext:value-type="float">
            <text:p>0.29579</text:p>
          </table:table-cell>
          <table:table-cell office:value-type="float" office:value="0.01414" calcext:value-type="float">
            <text:p>0.01414</text:p>
          </table:table-cell>
          <table:table-cell office:value-type="float" office:value="470326062" calcext:value-type="float">
            <text:p>470326062</text:p>
          </table:table-cell>
          <table:table-cell office:value-type="float" office:value="565132" calcext:value-type="float">
            <text:p>565132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1">
          <table:table-cell office:value-type="string" calcext:value-type="string">
            <text:p>law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18607" calcext:value-type="float">
            <text:p>118607</text:p>
          </table:table-cell>
          <table:table-cell office:value-type="float" office:value="0.25696" calcext:value-type="float">
            <text:p>0.25696</text:p>
          </table:table-cell>
          <table:table-cell office:value-type="float" office:value="0.01391" calcext:value-type="float">
            <text:p>0.01391</text:p>
          </table:table-cell>
          <table:table-cell office:value-type="float" office:value="470118948" calcext:value-type="float">
            <text:p>470118948</text:p>
          </table:table-cell>
          <table:table-cell office:value-type="float" office:value="461575" calcext:value-type="float">
            <text:p>461575</text:p>
          </table:table-cell>
          <table:table-cell office:value-type="float" office:value="0.00098" calcext:value-type="float">
            <text:p>0.00098</text:p>
          </table:table-cell>
        </table:table-row>
        <table:table-row table:style-name="ro1">
          <table:table-cell office:value-type="string" calcext:value-type="string">
            <text:p>law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7069" calcext:value-type="float">
            <text:p>97069</text:p>
          </table:table-cell>
          <table:table-cell office:value-type="float" office:value="0.23877" calcext:value-type="float">
            <text:p>0.23877</text:p>
          </table:table-cell>
          <table:table-cell office:value-type="float" office:value="0.01376" calcext:value-type="float">
            <text:p>0.01376</text:p>
          </table:table-cell>
          <table:table-cell office:value-type="float" office:value="469953819" calcext:value-type="float">
            <text:p>469953819</text:p>
          </table:table-cell>
          <table:table-cell office:value-type="float" office:value="406532" calcext:value-type="float">
            <text:p>406532</text:p>
          </table:table-cell>
          <table:table-cell office:value-type="float" office:value="0.00087" calcext:value-type="float">
            <text:p>0.00087</text:p>
          </table:table-cell>
        </table:table-row>
        <table:table-row table:style-name="ro1">
          <table:table-cell office:value-type="string" calcext:value-type="string">
            <text:p>law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1705" calcext:value-type="float">
            <text:p>81705</text:p>
          </table:table-cell>
          <table:table-cell office:value-type="float" office:value="0.22275" calcext:value-type="float">
            <text:p>0.22275</text:p>
          </table:table-cell>
          <table:table-cell office:value-type="float" office:value="0.01362" calcext:value-type="float">
            <text:p>0.01362</text:p>
          </table:table-cell>
          <table:table-cell office:value-type="float" office:value="469794895" calcext:value-type="float">
            <text:p>469794895</text:p>
          </table:table-cell>
          <table:table-cell office:value-type="float" office:value="366801" calcext:value-type="float">
            <text:p>366801</text:p>
          </table:table-cell>
          <table:table-cell office:value-type="float" office:value="0.00078" calcext:value-type="float">
            <text:p>0.00078</text:p>
          </table:table-cell>
        </table:table-row>
        <table:table-row table:style-name="ro1">
          <table:table-cell office:value-type="string" calcext:value-type="string">
            <text:p>law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2079" calcext:value-type="float">
            <text:p>72079</text:p>
          </table:table-cell>
          <table:table-cell office:value-type="float" office:value="0.2126" calcext:value-type="float">
            <text:p>0.2126</text:p>
          </table:table-cell>
          <table:table-cell office:value-type="float" office:value="0.01351" calcext:value-type="float">
            <text:p>0.01351</text:p>
          </table:table-cell>
          <table:table-cell office:value-type="float" office:value="469656040" calcext:value-type="float">
            <text:p>469656040</text:p>
          </table:table-cell>
          <table:table-cell office:value-type="float" office:value="339030" calcext:value-type="float">
            <text:p>339030</text:p>
          </table:table-cell>
          <table:table-cell office:value-type="float" office:value="0.00072" calcext:value-type="float">
            <text:p>0.00072</text:p>
          </table:table-cell>
        </table:table-row>
        <table:table-row table:style-name="ro1">
          <table:table-cell office:value-type="string" calcext:value-type="string">
            <text:p>law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4127" calcext:value-type="float">
            <text:p>64127</text:p>
          </table:table-cell>
          <table:table-cell office:value-type="float" office:value="0.20305" calcext:value-type="float">
            <text:p>0.20305</text:p>
          </table:table-cell>
          <table:table-cell office:value-type="float" office:value="0.0134" calcext:value-type="float">
            <text:p>0.0134</text:p>
          </table:table-cell>
          <table:table-cell office:value-type="float" office:value="469516726" calcext:value-type="float">
            <text:p>469516726</text:p>
          </table:table-cell>
          <table:table-cell office:value-type="float" office:value="315811" calcext:value-type="float">
            <text:p>315811</text:p>
          </table:table-cell>
          <table:table-cell office:value-type="float" office:value="0.00067" calcext:value-type="float">
            <text:p>0.00067</text:p>
          </table:table-cell>
        </table:table-row>
        <table:table-row table:style-name="ro1">
          <table:table-cell office:value-type="string" calcext:value-type="string">
            <text:p>law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8215" calcext:value-type="float">
            <text:p>58215</text:p>
          </table:table-cell>
          <table:table-cell office:value-type="float" office:value="0.19504" calcext:value-type="float">
            <text:p>0.19504</text:p>
          </table:table-cell>
          <table:table-cell office:value-type="float" office:value="0.01331" calcext:value-type="float">
            <text:p>0.01331</text:p>
          </table:table-cell>
          <table:table-cell office:value-type="float" office:value="469395430" calcext:value-type="float">
            <text:p>469395430</text:p>
          </table:table-cell>
          <table:table-cell office:value-type="float" office:value="298483" calcext:value-type="float">
            <text:p>298483</text:p>
          </table:table-cell>
          <table:table-cell office:value-type="float" office:value="0.00064" calcext:value-type="float">
            <text:p>0.00064</text:p>
          </table:table-cell>
        </table:table-row>
        <table:table-row table:style-name="ro1">
          <table:table-cell office:value-type="string" calcext:value-type="string">
            <text:p>law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3059" calcext:value-type="float">
            <text:p>53059</text:p>
          </table:table-cell>
          <table:table-cell office:value-type="float" office:value="0.1876" calcext:value-type="float">
            <text:p>0.1876</text:p>
          </table:table-cell>
          <table:table-cell office:value-type="float" office:value="0.01321" calcext:value-type="float">
            <text:p>0.01321</text:p>
          </table:table-cell>
          <table:table-cell office:value-type="float" office:value="469270222" calcext:value-type="float">
            <text:p>469270222</text:p>
          </table:table-cell>
          <table:table-cell office:value-type="float" office:value="282832" calcext:value-type="float">
            <text:p>282832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string" calcext:value-type="string">
            <text:p>laws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9076" calcext:value-type="float">
            <text:p>49076</text:p>
          </table:table-cell>
          <table:table-cell office:value-type="float" office:value="0.1817" calcext:value-type="float">
            <text:p>0.1817</text:p>
          </table:table-cell>
          <table:table-cell office:value-type="float" office:value="0.01313" calcext:value-type="float">
            <text:p>0.01313</text:p>
          </table:table-cell>
          <table:table-cell office:value-type="float" office:value="469155562" calcext:value-type="float">
            <text:p>469155562</text:p>
          </table:table-cell>
          <table:table-cell office:value-type="float" office:value="270092" calcext:value-type="float">
            <text:p>270092</text:p>
          </table:table-cell>
          <table:table-cell office:value-type="float" office:value="0.00058" calcext:value-type="float">
            <text:p>0.00058</text:p>
          </table:table-cell>
        </table:table-row>
        <table:table-row table:style-name="ro1">
          <table:table-cell office:value-type="string" calcext:value-type="string">
            <text:p>law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5531" calcext:value-type="float">
            <text:p>45531</text:p>
          </table:table-cell>
          <table:table-cell office:value-type="float" office:value="0.17592" calcext:value-type="float">
            <text:p>0.17592</text:p>
          </table:table-cell>
          <table:table-cell office:value-type="float" office:value="0.01305" calcext:value-type="float">
            <text:p>0.01305</text:p>
          </table:table-cell>
          <table:table-cell office:value-type="float" office:value="469042772" calcext:value-type="float">
            <text:p>469042772</text:p>
          </table:table-cell>
          <table:table-cell office:value-type="float" office:value="258813" calcext:value-type="float">
            <text:p>258813</text:p>
          </table:table-cell>
          <table:table-cell office:value-type="float" office:value="0.00055" calcext:value-type="float">
            <text:p>0.00055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38001" calcext:value-type="float">
            <text:p>938001</text:p>
          </table:table-cell>
          <table:table-cell office:value-type="float" office:value="0.44657" calcext:value-type="float">
            <text:p>0.44657</text:p>
          </table:table-cell>
          <table:table-cell office:value-type="float" office:value="0.01325" calcext:value-type="float">
            <text:p>0.01325</text:p>
          </table:table-cell>
          <table:table-cell office:value-type="float" office:value="429803999" calcext:value-type="float">
            <text:p>429803999</text:p>
          </table:table-cell>
          <table:table-cell office:value-type="float" office:value="2100470" calcext:value-type="float">
            <text:p>2100470</text:p>
          </table:table-cell>
          <table:table-cell office:value-type="float" office:value="0.00489" calcext:value-type="float">
            <text:p>0.00489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74170" calcext:value-type="float">
            <text:p>374170</text:p>
          </table:table-cell>
          <table:table-cell office:value-type="float" office:value="0.31164" calcext:value-type="float">
            <text:p>0.31164</text:p>
          </table:table-cell>
          <table:table-cell office:value-type="float" office:value="0.01188" calcext:value-type="float">
            <text:p>0.01188</text:p>
          </table:table-cell>
          <table:table-cell office:value-type="float" office:value="428904166" calcext:value-type="float">
            <text:p>428904166</text:p>
          </table:table-cell>
          <table:table-cell office:value-type="float" office:value="1200637" calcext:value-type="float">
            <text:p>1200637</text:p>
          </table:table-cell>
          <table:table-cell office:value-type="float" office:value="0.0028" calcext:value-type="float">
            <text:p>0.0028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32498" calcext:value-type="float">
            <text:p>232498</text:p>
          </table:table-cell>
          <table:table-cell office:value-type="float" office:value="0.25338" calcext:value-type="float">
            <text:p>0.25338</text:p>
          </table:table-cell>
          <table:table-cell office:value-type="float" office:value="0.01119" calcext:value-type="float">
            <text:p>0.01119</text:p>
          </table:table-cell>
          <table:table-cell office:value-type="float" office:value="428338086" calcext:value-type="float">
            <text:p>428338086</text:p>
          </table:table-cell>
          <table:table-cell office:value-type="float" office:value="917597" calcext:value-type="float">
            <text:p>917597</text:p>
          </table:table-cell>
          <table:table-cell office:value-type="float" office:value="0.00214" calcext:value-type="float">
            <text:p>0.00214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71472" calcext:value-type="float">
            <text:p>171472</text:p>
          </table:table-cell>
          <table:table-cell office:value-type="float" office:value="0.22162" calcext:value-type="float">
            <text:p>0.22162</text:p>
          </table:table-cell>
          <table:table-cell office:value-type="float" office:value="0.01074" calcext:value-type="float">
            <text:p>0.01074</text:p>
          </table:table-cell>
          <table:table-cell office:value-type="float" office:value="427906482" calcext:value-type="float">
            <text:p>427906482</text:p>
          </table:table-cell>
          <table:table-cell office:value-type="float" office:value="773729" calcext:value-type="float">
            <text:p>773729</text:p>
          </table:table-cell>
          <table:table-cell office:value-type="float" office:value="0.00181" calcext:value-type="float">
            <text:p>0.00181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35305" calcext:value-type="float">
            <text:p>135305</text:p>
          </table:table-cell>
          <table:table-cell office:value-type="float" office:value="0.19873" calcext:value-type="float">
            <text:p>0.19873</text:p>
          </table:table-cell>
          <table:table-cell office:value-type="float" office:value="0.01039" calcext:value-type="float">
            <text:p>0.01039</text:p>
          </table:table-cell>
          <table:table-cell office:value-type="float" office:value="427534978" calcext:value-type="float">
            <text:p>427534978</text:p>
          </table:table-cell>
          <table:table-cell office:value-type="float" office:value="680853" calcext:value-type="float">
            <text:p>680853</text:p>
          </table:table-cell>
          <table:table-cell office:value-type="float" office:value="0.00159" calcext:value-type="float">
            <text:p>0.00159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2645" calcext:value-type="float">
            <text:p>112645</text:p>
          </table:table-cell>
          <table:table-cell office:value-type="float" office:value="0.18274" calcext:value-type="float">
            <text:p>0.18274</text:p>
          </table:table-cell>
          <table:table-cell office:value-type="float" office:value="0.01011" calcext:value-type="float">
            <text:p>0.01011</text:p>
          </table:table-cell>
          <table:table-cell office:value-type="float" office:value="427212908" calcext:value-type="float">
            <text:p>427212908</text:p>
          </table:table-cell>
          <table:table-cell office:value-type="float" office:value="616439" calcext:value-type="float">
            <text:p>616439</text:p>
          </table:table-cell>
          <table:table-cell office:value-type="float" office:value="0.00144" calcext:value-type="float">
            <text:p>0.00144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6217" calcext:value-type="float">
            <text:p>96217</text:p>
          </table:table-cell>
          <table:table-cell office:value-type="float" office:value="0.16967" calcext:value-type="float">
            <text:p>0.16967</text:p>
          </table:table-cell>
          <table:table-cell office:value-type="float" office:value="0.00987" calcext:value-type="float">
            <text:p>0.00987</text:p>
          </table:table-cell>
          <table:table-cell office:value-type="float" office:value="426916706" calcext:value-type="float">
            <text:p>426916706</text:p>
          </table:table-cell>
          <table:table-cell office:value-type="float" office:value="567072" calcext:value-type="float">
            <text:p>567072</text:p>
          </table:table-cell>
          <table:table-cell office:value-type="float" office:value="0.00133" calcext:value-type="float">
            <text:p>0.00133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4538" calcext:value-type="float">
            <text:p>84538</text:p>
          </table:table-cell>
          <table:table-cell office:value-type="float" office:value="0.15976" calcext:value-type="float">
            <text:p>0.15976</text:p>
          </table:table-cell>
          <table:table-cell office:value-type="float" office:value="0.00967" calcext:value-type="float">
            <text:p>0.00967</text:p>
          </table:table-cell>
          <table:table-cell office:value-type="float" office:value="426651378" calcext:value-type="float">
            <text:p>426651378</text:p>
          </table:table-cell>
          <table:table-cell office:value-type="float" office:value="529168" calcext:value-type="float">
            <text:p>529168</text:p>
          </table:table-cell>
          <table:table-cell office:value-type="float" office:value="0.00124" calcext:value-type="float">
            <text:p>0.00124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5372" calcext:value-type="float">
            <text:p>75372</text:p>
          </table:table-cell>
          <table:table-cell office:value-type="float" office:value="0.15147" calcext:value-type="float">
            <text:p>0.15147</text:p>
          </table:table-cell>
          <table:table-cell office:value-type="float" office:value="0.00949" calcext:value-type="float">
            <text:p>0.00949</text:p>
          </table:table-cell>
          <table:table-cell office:value-type="float" office:value="426398786" calcext:value-type="float">
            <text:p>426398786</text:p>
          </table:table-cell>
          <table:table-cell office:value-type="float" office:value="497594" calcext:value-type="float">
            <text:p>497594</text:p>
          </table:table-cell>
          <table:table-cell office:value-type="float" office:value="0.00117" calcext:value-type="float">
            <text:p>0.00117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7898" calcext:value-type="float">
            <text:p>67898</text:p>
          </table:table-cell>
          <table:table-cell office:value-type="float" office:value="0.14411" calcext:value-type="float">
            <text:p>0.14411</text:p>
          </table:table-cell>
          <table:table-cell office:value-type="float" office:value="0.00933" calcext:value-type="float">
            <text:p>0.00933</text:p>
          </table:table-cell>
          <table:table-cell office:value-type="float" office:value="426160727" calcext:value-type="float">
            <text:p>426160727</text:p>
          </table:table-cell>
          <table:table-cell office:value-type="float" office:value="471143" calcext:value-type="float">
            <text:p>471143</text:p>
          </table:table-cell>
          <table:table-cell office:value-type="float" office:value="0.00111" calcext:value-type="float">
            <text:p>0.00111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1796" calcext:value-type="float">
            <text:p>61796</text:p>
          </table:table-cell>
          <table:table-cell office:value-type="float" office:value="0.1378" calcext:value-type="float">
            <text:p>0.1378</text:p>
          </table:table-cell>
          <table:table-cell office:value-type="float" office:value="0.00918" calcext:value-type="float">
            <text:p>0.00918</text:p>
          </table:table-cell>
          <table:table-cell office:value-type="float" office:value="425933627" calcext:value-type="float">
            <text:p>425933627</text:p>
          </table:table-cell>
          <table:table-cell office:value-type="float" office:value="448433" calcext:value-type="float">
            <text:p>448433</text:p>
          </table:table-cell>
          <table:table-cell office:value-type="float" office:value="0.00105" calcext:value-type="float">
            <text:p>0.00105</text:p>
          </table:table-cell>
        </table:table-row>
        <table:table-row table:style-name="ro1">
          <table:table-cell office:value-type="string" calcext:value-type="string">
            <text:p>wik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37254" calcext:value-type="float">
            <text:p>1537254</text:p>
          </table:table-cell>
          <table:table-cell office:value-type="float" office:value="0.80854" calcext:value-type="float">
            <text:p>0.80854</text:p>
          </table:table-cell>
          <table:table-cell office:value-type="float" office:value="0.04999" calcext:value-type="float">
            <text:p>0.04999</text:p>
          </table:table-cell>
          <table:table-cell office:value-type="float" office:value="148904246" calcext:value-type="float">
            <text:p>148904246</text:p>
          </table:table-cell>
          <table:table-cell office:value-type="float" office:value="1901269" calcext:value-type="float">
            <text:p>1901269</text:p>
          </table:table-cell>
          <table:table-cell office:value-type="float" office:value="0.01277" calcext:value-type="float">
            <text:p>0.01277</text:p>
          </table:table-cell>
        </table:table-row>
        <table:table-row table:style-name="ro1">
          <table:table-cell office:value-type="string" calcext:value-type="string">
            <text:p>wik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06575" calcext:value-type="float">
            <text:p>606575</text:p>
          </table:table-cell>
          <table:table-cell office:value-type="float" office:value="0.71669" calcext:value-type="float">
            <text:p>0.71669</text:p>
          </table:table-cell>
          <table:table-cell office:value-type="float" office:value="0.04372" calcext:value-type="float">
            <text:p>0.04372</text:p>
          </table:table-cell>
          <table:table-cell office:value-type="float" office:value="147849330" calcext:value-type="float">
            <text:p>147849330</text:p>
          </table:table-cell>
          <table:table-cell office:value-type="float" office:value="846353" calcext:value-type="float">
            <text:p>846353</text:p>
          </table:table-cell>
          <table:table-cell office:value-type="float" office:value="0.00572" calcext:value-type="float">
            <text:p>0.00572</text:p>
          </table:table-cell>
        </table:table-row>
        <table:table-row table:style-name="ro1">
          <table:table-cell office:value-type="string" calcext:value-type="string">
            <text:p>wiki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87471" calcext:value-type="float">
            <text:p>387471</text:p>
          </table:table-cell>
          <table:table-cell office:value-type="float" office:value="0.66292" calcext:value-type="float">
            <text:p>0.66292</text:p>
          </table:table-cell>
          <table:table-cell office:value-type="float" office:value="0.04073" calcext:value-type="float">
            <text:p>0.04073</text:p>
          </table:table-cell>
          <table:table-cell office:value-type="float" office:value="147325606" calcext:value-type="float">
            <text:p>147325606</text:p>
          </table:table-cell>
          <table:table-cell office:value-type="float" office:value="584491" calcext:value-type="float">
            <text:p>584491</text:p>
          </table:table-cell>
          <table:table-cell office:value-type="float" office:value="0.00397" calcext:value-type="float">
            <text:p>0.00397</text:p>
          </table:table-cell>
        </table:table-row>
        <table:table-row table:style-name="ro1">
          <table:table-cell office:value-type="string" calcext:value-type="string">
            <text:p>wiki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83208" calcext:value-type="float">
            <text:p>283208</text:p>
          </table:table-cell>
          <table:table-cell office:value-type="float" office:value="0.62035" calcext:value-type="float">
            <text:p>0.62035</text:p>
          </table:table-cell>
          <table:table-cell office:value-type="float" office:value="0.0386" calcext:value-type="float">
            <text:p>0.0386</text:p>
          </table:table-cell>
          <table:table-cell office:value-type="float" office:value="146941726" calcext:value-type="float">
            <text:p>146941726</text:p>
          </table:table-cell>
          <table:table-cell office:value-type="float" office:value="456531" calcext:value-type="float">
            <text:p>456531</text:p>
          </table:table-cell>
          <table:table-cell office:value-type="float" office:value="0.00311" calcext:value-type="float">
            <text:p>0.00311</text:p>
          </table:table-cell>
        </table:table-row>
        <table:table-row table:style-name="ro1">
          <table:table-cell office:value-type="string" calcext:value-type="string">
            <text:p>wiki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24873" calcext:value-type="float">
            <text:p>224873</text:p>
          </table:table-cell>
          <table:table-cell office:value-type="float" office:value="0.58793" calcext:value-type="float">
            <text:p>0.58793</text:p>
          </table:table-cell>
          <table:table-cell office:value-type="float" office:value="0.037" calcext:value-type="float">
            <text:p>0.037</text:p>
          </table:table-cell>
          <table:table-cell office:value-type="float" office:value="146645542" calcext:value-type="float">
            <text:p>146645542</text:p>
          </table:table-cell>
          <table:table-cell office:value-type="float" office:value="382485" calcext:value-type="float">
            <text:p>382485</text:p>
          </table:table-cell>
          <table:table-cell office:value-type="float" office:value="0.00261" calcext:value-type="float">
            <text:p>0.00261</text:p>
          </table:table-cell>
        </table:table-row>
        <table:table-row table:style-name="ro1">
          <table:table-cell office:value-type="string" calcext:value-type="string">
            <text:p>wiki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87325" calcext:value-type="float">
            <text:p>187325</text:p>
          </table:table-cell>
          <table:table-cell office:value-type="float" office:value="0.56161" calcext:value-type="float">
            <text:p>0.56161</text:p>
          </table:table-cell>
          <table:table-cell office:value-type="float" office:value="0.03571" calcext:value-type="float">
            <text:p>0.03571</text:p>
          </table:table-cell>
          <table:table-cell office:value-type="float" office:value="146400857" calcext:value-type="float">
            <text:p>146400857</text:p>
          </table:table-cell>
          <table:table-cell office:value-type="float" office:value="333548" calcext:value-type="float">
            <text:p>333548</text:p>
          </table:table-cell>
          <table:table-cell office:value-type="float" office:value="0.00228" calcext:value-type="float">
            <text:p>0.00228</text:p>
          </table:table-cell>
        </table:table-row>
        <table:table-row table:style-name="ro1">
          <table:table-cell office:value-type="string" calcext:value-type="string">
            <text:p>wiki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60154" calcext:value-type="float">
            <text:p>160154</text:p>
          </table:table-cell>
          <table:table-cell office:value-type="float" office:value="0.53855" calcext:value-type="float">
            <text:p>0.53855</text:p>
          </table:table-cell>
          <table:table-cell office:value-type="float" office:value="0.03459" calcext:value-type="float">
            <text:p>0.03459</text:p>
          </table:table-cell>
          <table:table-cell office:value-type="float" office:value="146183837" calcext:value-type="float">
            <text:p>146183837</text:p>
          </table:table-cell>
          <table:table-cell office:value-type="float" office:value="297378" calcext:value-type="float">
            <text:p>297378</text:p>
          </table:table-cell>
          <table:table-cell office:value-type="float" office:value="0.00203" calcext:value-type="float">
            <text:p>0.00203</text:p>
          </table:table-cell>
        </table:table-row>
        <table:table-row table:style-name="ro1">
          <table:table-cell office:value-type="string" calcext:value-type="string">
            <text:p>wiki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38591" calcext:value-type="float">
            <text:p>138591</text:p>
          </table:table-cell>
          <table:table-cell office:value-type="float" office:value="0.51629" calcext:value-type="float">
            <text:p>0.51629</text:p>
          </table:table-cell>
          <table:table-cell office:value-type="float" office:value="0.03356" calcext:value-type="float">
            <text:p>0.03356</text:p>
          </table:table-cell>
          <table:table-cell office:value-type="float" office:value="145981236" calcext:value-type="float">
            <text:p>145981236</text:p>
          </table:table-cell>
          <table:table-cell office:value-type="float" office:value="268435" calcext:value-type="float">
            <text:p>268435</text:p>
          </table:table-cell>
          <table:table-cell office:value-type="float" office:value="0.00184" calcext:value-type="float">
            <text:p>0.00184</text:p>
          </table:table-cell>
        </table:table-row>
        <table:table-row table:style-name="ro1">
          <table:table-cell office:value-type="string" calcext:value-type="string">
            <text:p>wiki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1974" calcext:value-type="float">
            <text:p>121974</text:p>
          </table:table-cell>
          <table:table-cell office:value-type="float" office:value="0.49647" calcext:value-type="float">
            <text:p>0.49647</text:p>
          </table:table-cell>
          <table:table-cell office:value-type="float" office:value="0.03265" calcext:value-type="float">
            <text:p>0.03265</text:p>
          </table:table-cell>
          <table:table-cell office:value-type="float" office:value="145799220" calcext:value-type="float">
            <text:p>145799220</text:p>
          </table:table-cell>
          <table:table-cell office:value-type="float" office:value="245683" calcext:value-type="float">
            <text:p>245683</text:p>
          </table:table-cell>
          <table:table-cell office:value-type="float" office:value="0.00169" calcext:value-type="float">
            <text:p>0.00169</text:p>
          </table:table-cell>
        </table:table-row>
        <table:table-row table:style-name="ro1">
          <table:table-cell office:value-type="string" calcext:value-type="string">
            <text:p>wiki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8621" calcext:value-type="float">
            <text:p>108621</text:p>
          </table:table-cell>
          <table:table-cell office:value-type="float" office:value="0.47817" calcext:value-type="float">
            <text:p>0.47817</text:p>
          </table:table-cell>
          <table:table-cell office:value-type="float" office:value="0.03183" calcext:value-type="float">
            <text:p>0.03183</text:p>
          </table:table-cell>
          <table:table-cell office:value-type="float" office:value="145632504" calcext:value-type="float">
            <text:p>145632504</text:p>
          </table:table-cell>
          <table:table-cell office:value-type="float" office:value="227159" calcext:value-type="float">
            <text:p>227159</text:p>
          </table:table-cell>
          <table:table-cell office:value-type="float" office:value="0.00156" calcext:value-type="float">
            <text:p>0.00156</text:p>
          </table:table-cell>
        </table:table-row>
        <table:table-row table:style-name="ro1">
          <table:table-cell office:value-type="string" calcext:value-type="string">
            <text:p>wik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7761" calcext:value-type="float">
            <text:p>97761</text:p>
          </table:table-cell>
          <table:table-cell office:value-type="float" office:value="0.46184" calcext:value-type="float">
            <text:p>0.46184</text:p>
          </table:table-cell>
          <table:table-cell office:value-type="float" office:value="0.03108" calcext:value-type="float">
            <text:p>0.03108</text:p>
          </table:table-cell>
          <table:table-cell office:value-type="float" office:value="145477674" calcext:value-type="float">
            <text:p>145477674</text:p>
          </table:table-cell>
          <table:table-cell office:value-type="float" office:value="211676" calcext:value-type="float">
            <text:p>211676</text:p>
          </table:table-cell>
          <table:table-cell office:value-type="float" office:value="0.00146" calcext:value-type="float">
            <text:p>0.00146</text:p>
          </table:table-cell>
        </table:table-row>
      </table:table>
      <table:table table:name="Sheet2" table:style-name="ta1">
        <table:table-column table:style-name="co2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lim</text:p>
          </table:table-cell>
          <table:table-cell office:value-type="string" calcext:value-type="string">
            <text:p>corp</text:p>
          </table:table-cell>
          <table:table-cell office:value-type="string" calcext:value-type="string">
            <text:p>TypesPC</text:p>
          </table:table-cell>
          <table:table-cell office:value-type="string" calcext:value-type="string">
            <text:p>TokP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0.58046" calcext:value-type="float">
            <text:p>0.58046</text:p>
          </table:table-cell>
          <table:table-cell office:value-type="float" office:value="0.01918" calcext:value-type="float">
            <text:p>0.019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float" office:value="0.4472" calcext:value-type="float">
            <text:p>0.4472</text:p>
          </table:table-cell>
          <table:table-cell office:value-type="float" office:value="0.01776" calcext:value-type="float">
            <text:p>0.017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l</text:p>
          </table:table-cell>
          <table:table-cell office:value-type="float" office:value="0.38632" calcext:value-type="float">
            <text:p>0.38632</text:p>
          </table:table-cell>
          <table:table-cell office:value-type="float" office:value="0.01703" calcext:value-type="float">
            <text:p>0.017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l</text:p>
          </table:table-cell>
          <table:table-cell office:value-type="float" office:value="0.34989" calcext:value-type="float">
            <text:p>0.34989</text:p>
          </table:table-cell>
          <table:table-cell office:value-type="float" office:value="0.01653" calcext:value-type="float">
            <text:p>0.016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l</text:p>
          </table:table-cell>
          <table:table-cell office:value-type="float" office:value="0.3236" calcext:value-type="float">
            <text:p>0.3236</text:p>
          </table:table-cell>
          <table:table-cell office:value-type="float" office:value="0.01614" calcext:value-type="float">
            <text:p>0.016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l</text:p>
          </table:table-cell>
          <table:table-cell office:value-type="float" office:value="0.30497" calcext:value-type="float">
            <text:p>0.30497</text:p>
          </table:table-cell>
          <table:table-cell office:value-type="float" office:value="0.01583" calcext:value-type="float">
            <text:p>0.015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l</text:p>
          </table:table-cell>
          <table:table-cell office:value-type="float" office:value="0.28904" calcext:value-type="float">
            <text:p>0.28904</text:p>
          </table:table-cell>
          <table:table-cell office:value-type="float" office:value="0.01555" calcext:value-type="float">
            <text:p>0.015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l</text:p>
          </table:table-cell>
          <table:table-cell office:value-type="float" office:value="0.27558" calcext:value-type="float">
            <text:p>0.27558</text:p>
          </table:table-cell>
          <table:table-cell office:value-type="float" office:value="0.01531" calcext:value-type="float">
            <text:p>0.015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ll</text:p>
          </table:table-cell>
          <table:table-cell office:value-type="float" office:value="0.26357" calcext:value-type="float">
            <text:p>0.26357</text:p>
          </table:table-cell>
          <table:table-cell office:value-type="float" office:value="0.01509" calcext:value-type="float">
            <text:p>0.015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ll</text:p>
          </table:table-cell>
          <table:table-cell office:value-type="float" office:value="0.25324" calcext:value-type="float">
            <text:p>0.25324</text:p>
          </table:table-cell>
          <table:table-cell office:value-type="float" office:value="0.01488" calcext:value-type="float">
            <text:p>0.014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ll</text:p>
          </table:table-cell>
          <table:table-cell office:value-type="float" office:value="0.24396" calcext:value-type="float">
            <text:p>0.24396</text:p>
          </table:table-cell>
          <table:table-cell office:value-type="float" office:value="0.0147" calcext:value-type="float">
            <text:p>0.01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ict</text:p>
          </table:table-cell>
          <table:table-cell office:value-type="float" office:value="0.25411" calcext:value-type="float">
            <text:p>0.25411</text:p>
          </table:table-cell>
          <table:table-cell office:value-type="float" office:value="0.03246" calcext:value-type="float">
            <text:p>0.032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ct</text:p>
          </table:table-cell>
          <table:table-cell office:value-type="float" office:value="0.17169" calcext:value-type="float">
            <text:p>0.17169</text:p>
          </table:table-cell>
          <table:table-cell office:value-type="float" office:value="0.02717" calcext:value-type="float">
            <text:p>0.027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ct</text:p>
          </table:table-cell>
          <table:table-cell office:value-type="float" office:value="0.11413" calcext:value-type="float">
            <text:p>0.11413</text:p>
          </table:table-cell>
          <table:table-cell office:value-type="float" office:value="0.02319" calcext:value-type="float">
            <text:p>0.023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ict</text:p>
          </table:table-cell>
          <table:table-cell office:value-type="float" office:value="0.10149" calcext:value-type="float">
            <text:p>0.10149</text:p>
          </table:table-cell>
          <table:table-cell office:value-type="float" office:value="0.02185" calcext:value-type="float">
            <text:p>0.021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ct</text:p>
          </table:table-cell>
          <table:table-cell office:value-type="float" office:value="0.08544" calcext:value-type="float">
            <text:p>0.08544</text:p>
          </table:table-cell>
          <table:table-cell office:value-type="float" office:value="0.02041" calcext:value-type="float">
            <text:p>0.020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ct</text:p>
          </table:table-cell>
          <table:table-cell office:value-type="float" office:value="0.07904" calcext:value-type="float">
            <text:p>0.07904</text:p>
          </table:table-cell>
          <table:table-cell office:value-type="float" office:value="0.01963" calcext:value-type="float">
            <text:p>0.019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ct</text:p>
          </table:table-cell>
          <table:table-cell office:value-type="float" office:value="0.0711" calcext:value-type="float">
            <text:p>0.0711</text:p>
          </table:table-cell>
          <table:table-cell office:value-type="float" office:value="0.01879" calcext:value-type="float">
            <text:p>0.018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ct</text:p>
          </table:table-cell>
          <table:table-cell office:value-type="float" office:value="0.06734" calcext:value-type="float">
            <text:p>0.06734</text:p>
          </table:table-cell>
          <table:table-cell office:value-type="float" office:value="0.01827" calcext:value-type="float">
            <text:p>0.018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ict</text:p>
          </table:table-cell>
          <table:table-cell office:value-type="float" office:value="0.06257" calcext:value-type="float">
            <text:p>0.06257</text:p>
          </table:table-cell>
          <table:table-cell office:value-type="float" office:value="0.01771" calcext:value-type="float">
            <text:p>0.017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ict</text:p>
          </table:table-cell>
          <table:table-cell office:value-type="float" office:value="0.06047" calcext:value-type="float">
            <text:p>0.06047</text:p>
          </table:table-cell>
          <table:table-cell office:value-type="float" office:value="0.01733" calcext:value-type="float">
            <text:p>0.017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ict</text:p>
          </table:table-cell>
          <table:table-cell office:value-type="float" office:value="0.05687" calcext:value-type="float">
            <text:p>0.05687</text:p>
          </table:table-cell>
          <table:table-cell office:value-type="float" office:value="0.01688" calcext:value-type="float">
            <text:p>0.016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aws</text:p>
          </table:table-cell>
          <table:table-cell office:value-type="float" office:value="0.37425" calcext:value-type="float">
            <text:p>0.37425</text:p>
          </table:table-cell>
          <table:table-cell office:value-type="float" office:value="0.01446" calcext:value-type="float">
            <text:p>0.014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ws</text:p>
          </table:table-cell>
          <table:table-cell office:value-type="float" office:value="0.29579" calcext:value-type="float">
            <text:p>0.29579</text:p>
          </table:table-cell>
          <table:table-cell office:value-type="float" office:value="0.01414" calcext:value-type="float">
            <text:p>0.014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ws</text:p>
          </table:table-cell>
          <table:table-cell office:value-type="float" office:value="0.25696" calcext:value-type="float">
            <text:p>0.25696</text:p>
          </table:table-cell>
          <table:table-cell office:value-type="float" office:value="0.01391" calcext:value-type="float">
            <text:p>0.013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ws</text:p>
          </table:table-cell>
          <table:table-cell office:value-type="float" office:value="0.23877" calcext:value-type="float">
            <text:p>0.23877</text:p>
          </table:table-cell>
          <table:table-cell office:value-type="float" office:value="0.01376" calcext:value-type="float">
            <text:p>0.013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ws</text:p>
          </table:table-cell>
          <table:table-cell office:value-type="float" office:value="0.22275" calcext:value-type="float">
            <text:p>0.22275</text:p>
          </table:table-cell>
          <table:table-cell office:value-type="float" office:value="0.01362" calcext:value-type="float">
            <text:p>0.013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aws</text:p>
          </table:table-cell>
          <table:table-cell office:value-type="float" office:value="0.2126" calcext:value-type="float">
            <text:p>0.2126</text:p>
          </table:table-cell>
          <table:table-cell office:value-type="float" office:value="0.01351" calcext:value-type="float">
            <text:p>0.013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ws</text:p>
          </table:table-cell>
          <table:table-cell office:value-type="float" office:value="0.20305" calcext:value-type="float">
            <text:p>0.20305</text:p>
          </table:table-cell>
          <table:table-cell office:value-type="float" office:value="0.0134" calcext:value-type="float">
            <text:p>0.01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ws</text:p>
          </table:table-cell>
          <table:table-cell office:value-type="float" office:value="0.19504" calcext:value-type="float">
            <text:p>0.19504</text:p>
          </table:table-cell>
          <table:table-cell office:value-type="float" office:value="0.01331" calcext:value-type="float">
            <text:p>0.013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aws</text:p>
          </table:table-cell>
          <table:table-cell office:value-type="float" office:value="0.1876" calcext:value-type="float">
            <text:p>0.1876</text:p>
          </table:table-cell>
          <table:table-cell office:value-type="float" office:value="0.01321" calcext:value-type="float">
            <text:p>0.013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aws</text:p>
          </table:table-cell>
          <table:table-cell office:value-type="float" office:value="0.1817" calcext:value-type="float">
            <text:p>0.1817</text:p>
          </table:table-cell>
          <table:table-cell office:value-type="float" office:value="0.01313" calcext:value-type="float">
            <text:p>0.013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aws</text:p>
          </table:table-cell>
          <table:table-cell office:value-type="float" office:value="0.17592" calcext:value-type="float">
            <text:p>0.17592</text:p>
          </table:table-cell>
          <table:table-cell office:value-type="float" office:value="0.01305" calcext:value-type="float">
            <text:p>0.013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ews</text:p>
          </table:table-cell>
          <table:table-cell office:value-type="float" office:value="0.44657" calcext:value-type="float">
            <text:p>0.44657</text:p>
          </table:table-cell>
          <table:table-cell office:value-type="float" office:value="0.01325" calcext:value-type="float">
            <text:p>0.013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ws</text:p>
          </table:table-cell>
          <table:table-cell office:value-type="float" office:value="0.31164" calcext:value-type="float">
            <text:p>0.31164</text:p>
          </table:table-cell>
          <table:table-cell office:value-type="float" office:value="0.01188" calcext:value-type="float">
            <text:p>0.011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ews</text:p>
          </table:table-cell>
          <table:table-cell office:value-type="float" office:value="0.25338" calcext:value-type="float">
            <text:p>0.25338</text:p>
          </table:table-cell>
          <table:table-cell office:value-type="float" office:value="0.01119" calcext:value-type="float">
            <text:p>0.011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ws</text:p>
          </table:table-cell>
          <table:table-cell office:value-type="float" office:value="0.22162" calcext:value-type="float">
            <text:p>0.22162</text:p>
          </table:table-cell>
          <table:table-cell office:value-type="float" office:value="0.01074" calcext:value-type="float">
            <text:p>0.010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ews</text:p>
          </table:table-cell>
          <table:table-cell office:value-type="float" office:value="0.19873" calcext:value-type="float">
            <text:p>0.19873</text:p>
          </table:table-cell>
          <table:table-cell office:value-type="float" office:value="0.01039" calcext:value-type="float">
            <text:p>0.010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ews</text:p>
          </table:table-cell>
          <table:table-cell office:value-type="float" office:value="0.18274" calcext:value-type="float">
            <text:p>0.18274</text:p>
          </table:table-cell>
          <table:table-cell office:value-type="float" office:value="0.01011" calcext:value-type="float">
            <text:p>0.010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ws</text:p>
          </table:table-cell>
          <table:table-cell office:value-type="float" office:value="0.16967" calcext:value-type="float">
            <text:p>0.16967</text:p>
          </table:table-cell>
          <table:table-cell office:value-type="float" office:value="0.00987" calcext:value-type="float">
            <text:p>0.009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ews</text:p>
          </table:table-cell>
          <table:table-cell office:value-type="float" office:value="0.15976" calcext:value-type="float">
            <text:p>0.15976</text:p>
          </table:table-cell>
          <table:table-cell office:value-type="float" office:value="0.00967" calcext:value-type="float">
            <text:p>0.009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ews</text:p>
          </table:table-cell>
          <table:table-cell office:value-type="float" office:value="0.15147" calcext:value-type="float">
            <text:p>0.15147</text:p>
          </table:table-cell>
          <table:table-cell office:value-type="float" office:value="0.00949" calcext:value-type="float">
            <text:p>0.009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ews</text:p>
          </table:table-cell>
          <table:table-cell office:value-type="float" office:value="0.14411" calcext:value-type="float">
            <text:p>0.14411</text:p>
          </table:table-cell>
          <table:table-cell office:value-type="float" office:value="0.00933" calcext:value-type="float">
            <text:p>0.009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ews</text:p>
          </table:table-cell>
          <table:table-cell office:value-type="float" office:value="0.1378" calcext:value-type="float">
            <text:p>0.1378</text:p>
          </table:table-cell>
          <table:table-cell office:value-type="float" office:value="0.00918" calcext:value-type="float">
            <text:p>0.009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iki</text:p>
          </table:table-cell>
          <table:table-cell office:value-type="float" office:value="0.80854" calcext:value-type="float">
            <text:p>0.80854</text:p>
          </table:table-cell>
          <table:table-cell office:value-type="float" office:value="0.04999" calcext:value-type="float">
            <text:p>0.049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ki</text:p>
          </table:table-cell>
          <table:table-cell office:value-type="float" office:value="0.71669" calcext:value-type="float">
            <text:p>0.71669</text:p>
          </table:table-cell>
          <table:table-cell office:value-type="float" office:value="0.04372" calcext:value-type="float">
            <text:p>0.043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ki</text:p>
          </table:table-cell>
          <table:table-cell office:value-type="float" office:value="0.66292" calcext:value-type="float">
            <text:p>0.66292</text:p>
          </table:table-cell>
          <table:table-cell office:value-type="float" office:value="0.04073" calcext:value-type="float">
            <text:p>0.040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ki</text:p>
          </table:table-cell>
          <table:table-cell office:value-type="float" office:value="0.62035" calcext:value-type="float">
            <text:p>0.62035</text:p>
          </table:table-cell>
          <table:table-cell office:value-type="float" office:value="0.0386" calcext:value-type="float">
            <text:p>0.03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ki</text:p>
          </table:table-cell>
          <table:table-cell office:value-type="float" office:value="0.58793" calcext:value-type="float">
            <text:p>0.58793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iki</text:p>
          </table:table-cell>
          <table:table-cell office:value-type="float" office:value="0.56161" calcext:value-type="float">
            <text:p>0.56161</text:p>
          </table:table-cell>
          <table:table-cell office:value-type="float" office:value="0.03571" calcext:value-type="float">
            <text:p>0.035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iki</text:p>
          </table:table-cell>
          <table:table-cell office:value-type="float" office:value="0.53855" calcext:value-type="float">
            <text:p>0.53855</text:p>
          </table:table-cell>
          <table:table-cell office:value-type="float" office:value="0.03459" calcext:value-type="float">
            <text:p>0.034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iki</text:p>
          </table:table-cell>
          <table:table-cell office:value-type="float" office:value="0.51629" calcext:value-type="float">
            <text:p>0.51629</text:p>
          </table:table-cell>
          <table:table-cell office:value-type="float" office:value="0.03356" calcext:value-type="float">
            <text:p>0.033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iki</text:p>
          </table:table-cell>
          <table:table-cell office:value-type="float" office:value="0.49647" calcext:value-type="float">
            <text:p>0.49647</text:p>
          </table:table-cell>
          <table:table-cell office:value-type="float" office:value="0.03265" calcext:value-type="float">
            <text:p>0.032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iki</text:p>
          </table:table-cell>
          <table:table-cell office:value-type="float" office:value="0.47817" calcext:value-type="float">
            <text:p>0.47817</text:p>
          </table:table-cell>
          <table:table-cell office:value-type="float" office:value="0.03183" calcext:value-type="float">
            <text:p>0.031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iki</text:p>
          </table:table-cell>
          <table:table-cell office:value-type="float" office:value="0.46184" calcext:value-type="float">
            <text:p>0.46184</text:p>
          </table:table-cell>
          <table:table-cell office:value-type="float" office:value="0.03108" calcext:value-type="float">
            <text:p>0.03108</text:p>
          </table:table-cell>
        </table:table-row>
      </table:table>
      <table:table table:name="Pivot Table_Sheet2_2" table:style-name="ta1">
        <table:shapes>
          <draw:frame draw:z-index="0" draw:style-name="gr1" draw:text-style-name="P1" svg:width="159.99mm" svg:height="89.99mm" svg:x="0mm" svg:y="65.96mm">
            <draw:object draw:notify-on-update-of-ranges="PT@categories PT@label 0 PT@data 0 PT@label 1 PT@data 1 PT@label 2 PT@data 2 PT@label 3 PT@data 3 PT@label 4 PT@data 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" table:default-cell-style-name="ce4"/>
        <table:table-column table:style-name="co6" table:default-cell-style-name="ce9"/>
        <table:table-column table:style-name="co6" table:number-columns-repeated="3" table:default-cell-style-name="Pivot_20_Table_20_Value"/>
        <table:table-column table:style-name="co6" table:default-cell-style-name="ce18"/>
        <table:table-column table:style-name="co6" table:default-cell-style-name="ce24"/>
        <table:table-row table:style-name="ro1">
          <table:table-cell table:style-name="ce1" office:value-type="string" calcext:value-type="string">
            <text:p>Sum - TypesPC</text:p>
          </table:table-cell>
          <table:table-cell table:style-name="ce6" office:value-type="string" calcext:value-type="string">
            <text:p>corp</text:p>
          </table:table-cell>
          <table:table-cell table:style-name="ce12" table:number-columns-repeated="4"/>
          <table:table-cell table:style-name="ce21"/>
        </table:table-row>
        <table:table-row table:style-name="ro1">
          <table:table-cell table:style-name="ce2" office:value-type="string" calcext:value-type="string">
            <text:p>lim</text:p>
          </table:table-cell>
          <table:table-cell table:style-name="ce7" office:value-type="string" calcext:value-type="string">
            <text:p>all</text:p>
          </table:table-cell>
          <table:table-cell table:style-name="ce13" office:value-type="string" calcext:value-type="string">
            <text:p>fict</text:p>
          </table:table-cell>
          <table:table-cell table:style-name="ce13" office:value-type="string" calcext:value-type="string">
            <text:p>laws</text:p>
          </table:table-cell>
          <table:table-cell table:style-name="ce13" office:value-type="string" calcext:value-type="string">
            <text:p>news</text:p>
          </table:table-cell>
          <table:table-cell table:style-name="ce13" office:value-type="string" calcext:value-type="string">
            <text:p>wiki</text:p>
          </table:table-cell>
          <table:table-cell table:style-name="ce22" office:value-type="string" calcext:value-type="string">
            <text:p>Total Result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8" office:value-type="float" office:value="0.58046" calcext:value-type="float">
            <text:p>0.58046</text:p>
          </table:table-cell>
          <table:table-cell table:style-name="ce14" office:value-type="float" office:value="0.25411" calcext:value-type="float">
            <text:p>0.25411</text:p>
          </table:table-cell>
          <table:table-cell table:style-name="ce14" office:value-type="float" office:value="0.37425" calcext:value-type="float">
            <text:p>0.37425</text:p>
          </table:table-cell>
          <table:table-cell table:style-name="ce14" office:value-type="float" office:value="0.44657" calcext:value-type="float">
            <text:p>0.44657</text:p>
          </table:table-cell>
          <table:table-cell table:style-name="ce17" office:value-type="float" office:value="0.80854" calcext:value-type="float">
            <text:p>0.80854</text:p>
          </table:table-cell>
          <table:table-cell table:style-name="ce23" office:value-type="float" office:value="2.46393" calcext:value-type="float">
            <text:p>2.463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472" calcext:value-type="float">
            <text:p>0.4472</text:p>
          </table:table-cell>
          <table:table-cell office:value-type="float" office:value="0.17169" calcext:value-type="float">
            <text:p>0.17169</text:p>
          </table:table-cell>
          <table:table-cell office:value-type="float" office:value="0.29579" calcext:value-type="float">
            <text:p>0.29579</text:p>
          </table:table-cell>
          <table:table-cell office:value-type="float" office:value="0.31164" calcext:value-type="float">
            <text:p>0.31164</text:p>
          </table:table-cell>
          <table:table-cell office:value-type="float" office:value="0.71669" calcext:value-type="float">
            <text:p>0.71669</text:p>
          </table:table-cell>
          <table:table-cell office:value-type="float" office:value="1.94301" calcext:value-type="float">
            <text:p>1.943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8632" calcext:value-type="float">
            <text:p>0.38632</text:p>
          </table:table-cell>
          <table:table-cell office:value-type="float" office:value="0.11413" calcext:value-type="float">
            <text:p>0.11413</text:p>
          </table:table-cell>
          <table:table-cell office:value-type="float" office:value="0.25696" calcext:value-type="float">
            <text:p>0.25696</text:p>
          </table:table-cell>
          <table:table-cell office:value-type="float" office:value="0.25338" calcext:value-type="float">
            <text:p>0.25338</text:p>
          </table:table-cell>
          <table:table-cell office:value-type="float" office:value="0.66292" calcext:value-type="float">
            <text:p>0.66292</text:p>
          </table:table-cell>
          <table:table-cell office:value-type="float" office:value="1.67371" calcext:value-type="float">
            <text:p>1.673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4989" calcext:value-type="float">
            <text:p>0.34989</text:p>
          </table:table-cell>
          <table:table-cell office:value-type="float" office:value="0.10149" calcext:value-type="float">
            <text:p>0.10149</text:p>
          </table:table-cell>
          <table:table-cell office:value-type="float" office:value="0.23877" calcext:value-type="float">
            <text:p>0.23877</text:p>
          </table:table-cell>
          <table:table-cell office:value-type="float" office:value="0.22162" calcext:value-type="float">
            <text:p>0.22162</text:p>
          </table:table-cell>
          <table:table-cell office:value-type="float" office:value="0.62035" calcext:value-type="float">
            <text:p>0.62035</text:p>
          </table:table-cell>
          <table:table-cell office:value-type="float" office:value="1.53212" calcext:value-type="float">
            <text:p>1.532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236" calcext:value-type="float">
            <text:p>0.3236</text:p>
          </table:table-cell>
          <table:table-cell office:value-type="float" office:value="0.08544" calcext:value-type="float">
            <text:p>0.08544</text:p>
          </table:table-cell>
          <table:table-cell office:value-type="float" office:value="0.22275" calcext:value-type="float">
            <text:p>0.22275</text:p>
          </table:table-cell>
          <table:table-cell office:value-type="float" office:value="0.19873" calcext:value-type="float">
            <text:p>0.19873</text:p>
          </table:table-cell>
          <table:table-cell office:value-type="float" office:value="0.58793" calcext:value-type="float">
            <text:p>0.58793</text:p>
          </table:table-cell>
          <table:table-cell office:value-type="float" office:value="1.41845" calcext:value-type="float">
            <text:p>1.418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0497" calcext:value-type="float">
            <text:p>0.30497</text:p>
          </table:table-cell>
          <table:table-cell office:value-type="float" office:value="0.07904" calcext:value-type="float">
            <text:p>0.07904</text:p>
          </table:table-cell>
          <table:table-cell office:value-type="float" office:value="0.2126" calcext:value-type="float">
            <text:p>0.2126</text:p>
          </table:table-cell>
          <table:table-cell office:value-type="float" office:value="0.18274" calcext:value-type="float">
            <text:p>0.18274</text:p>
          </table:table-cell>
          <table:table-cell office:value-type="float" office:value="0.56161" calcext:value-type="float">
            <text:p>0.56161</text:p>
          </table:table-cell>
          <table:table-cell office:value-type="float" office:value="1.34096" calcext:value-type="float">
            <text:p>1.340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8904" calcext:value-type="float">
            <text:p>0.28904</text:p>
          </table:table-cell>
          <table:table-cell office:value-type="float" office:value="0.0711" calcext:value-type="float">
            <text:p>0.0711</text:p>
          </table:table-cell>
          <table:table-cell office:value-type="float" office:value="0.20305" calcext:value-type="float">
            <text:p>0.20305</text:p>
          </table:table-cell>
          <table:table-cell office:value-type="float" office:value="0.16967" calcext:value-type="float">
            <text:p>0.16967</text:p>
          </table:table-cell>
          <table:table-cell office:value-type="float" office:value="0.53855" calcext:value-type="float">
            <text:p>0.53855</text:p>
          </table:table-cell>
          <table:table-cell office:value-type="float" office:value="1.27141" calcext:value-type="float">
            <text:p>1.271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7558" calcext:value-type="float">
            <text:p>0.27558</text:p>
          </table:table-cell>
          <table:table-cell office:value-type="float" office:value="0.06734" calcext:value-type="float">
            <text:p>0.06734</text:p>
          </table:table-cell>
          <table:table-cell office:value-type="float" office:value="0.19504" calcext:value-type="float">
            <text:p>0.19504</text:p>
          </table:table-cell>
          <table:table-cell office:value-type="float" office:value="0.15976" calcext:value-type="float">
            <text:p>0.15976</text:p>
          </table:table-cell>
          <table:table-cell office:value-type="float" office:value="0.51629" calcext:value-type="float">
            <text:p>0.51629</text:p>
          </table:table-cell>
          <table:table-cell office:value-type="float" office:value="1.21401" calcext:value-type="float">
            <text:p>1.214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6357" calcext:value-type="float">
            <text:p>0.26357</text:p>
          </table:table-cell>
          <table:table-cell office:value-type="float" office:value="0.06257" calcext:value-type="float">
            <text:p>0.06257</text:p>
          </table:table-cell>
          <table:table-cell office:value-type="float" office:value="0.1876" calcext:value-type="float">
            <text:p>0.1876</text:p>
          </table:table-cell>
          <table:table-cell office:value-type="float" office:value="0.15147" calcext:value-type="float">
            <text:p>0.15147</text:p>
          </table:table-cell>
          <table:table-cell office:value-type="float" office:value="0.49647" calcext:value-type="float">
            <text:p>0.49647</text:p>
          </table:table-cell>
          <table:table-cell office:value-type="float" office:value="1.16168" calcext:value-type="float">
            <text:p>1.161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324" calcext:value-type="float">
            <text:p>0.25324</text:p>
          </table:table-cell>
          <table:table-cell office:value-type="float" office:value="0.06047" calcext:value-type="float">
            <text:p>0.06047</text:p>
          </table:table-cell>
          <table:table-cell office:value-type="float" office:value="0.1817" calcext:value-type="float">
            <text:p>0.1817</text:p>
          </table:table-cell>
          <table:table-cell office:value-type="float" office:value="0.14411" calcext:value-type="float">
            <text:p>0.14411</text:p>
          </table:table-cell>
          <table:table-cell office:value-type="float" office:value="0.47817" calcext:value-type="float">
            <text:p>0.47817</text:p>
          </table:table-cell>
          <table:table-cell office:value-type="float" office:value="1.11769" calcext:value-type="float">
            <text:p>1.117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0" office:value-type="float" office:value="0.24396" calcext:value-type="float">
            <text:p>0.24396</text:p>
          </table:table-cell>
          <table:table-cell table:style-name="ce15" office:value-type="float" office:value="0.05687" calcext:value-type="float">
            <text:p>0.05687</text:p>
          </table:table-cell>
          <table:table-cell table:style-name="ce15" office:value-type="float" office:value="0.17592" calcext:value-type="float">
            <text:p>0.17592</text:p>
          </table:table-cell>
          <table:table-cell table:style-name="ce15" office:value-type="float" office:value="0.1378" calcext:value-type="float">
            <text:p>0.1378</text:p>
          </table:table-cell>
          <table:table-cell table:style-name="ce19" office:value-type="float" office:value="0.46184" calcext:value-type="float">
            <text:p>0.46184</text:p>
          </table:table-cell>
          <table:table-cell table:style-name="ce25" office:value-type="float" office:value="1.07639" calcext:value-type="float">
            <text:p>1.07639</text:p>
          </table:table-cell>
        </table:table-row>
        <table:table-row table:style-name="ro1">
          <table:table-cell table:style-name="ce5" office:value-type="string" calcext:value-type="string">
            <text:p>Total Result</text:p>
          </table:table-cell>
          <table:table-cell table:style-name="ce11" office:value-type="float" office:value="3.71783" calcext:value-type="float">
            <text:p>3.71783</text:p>
          </table:table-cell>
          <table:table-cell table:style-name="ce16" office:value-type="float" office:value="1.12425" calcext:value-type="float">
            <text:p>1.12425</text:p>
          </table:table-cell>
          <table:table-cell table:style-name="ce16" office:value-type="float" office:value="2.54443" calcext:value-type="float">
            <text:p>2.54443</text:p>
          </table:table-cell>
          <table:table-cell table:style-name="ce16" office:value-type="float" office:value="2.37749" calcext:value-type="float">
            <text:p>2.37749</text:p>
          </table:table-cell>
          <table:table-cell table:style-name="ce20" office:value-type="float" office:value="6.44936" calcext:value-type="float">
            <text:p>6.44936</text:p>
          </table:table-cell>
          <table:table-cell table:style-name="ce26" office:value-type="float" office:value="16.21336" calcext:value-type="float">
            <text:p>16.21336</text:p>
          </table:table-cell>
        </table:table-row>
      </table:table>
      <table:table table:name="Pivot Table_Sheet2_1" table:style-name="ta1">
        <table:table-column table:style-name="co6" table:default-cell-style-name="ce4"/>
        <table:table-column table:style-name="co6" table:default-cell-style-name="ce9"/>
        <table:table-column table:style-name="co6" table:number-columns-repeated="9" table:default-cell-style-name="Pivot_20_Table_20_Value"/>
        <table:table-column table:style-name="co6" table:default-cell-style-name="ce18"/>
        <table:table-column table:style-name="co6" table:default-cell-style-name="ce24"/>
        <table:table-row table:style-name="ro1">
          <table:table-cell table:style-name="ce1" office:value-type="string" calcext:value-type="string">
            <text:p>Sum - TypesPC</text:p>
          </table:table-cell>
          <table:table-cell table:style-name="ce6" office:value-type="string" calcext:value-type="string">
            <text:p>lim</text:p>
          </table:table-cell>
          <table:table-cell table:style-name="ce12" table:number-columns-repeated="10"/>
          <table:table-cell table:style-name="ce21"/>
        </table:table-row>
        <table:table-row table:style-name="ro1">
          <table:table-cell table:style-name="ce2" office:value-type="string" calcext:value-type="string">
            <text:p>corp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style-name="ce22" office:value-type="string" calcext:value-type="string">
            <text:p>Total Result</text:p>
          </table:table-cell>
        </table:table-row>
        <table:table-row table:style-name="ro1">
          <table:table-cell table:style-name="ce3" office:value-type="string" calcext:value-type="string">
            <text:p>all</text:p>
          </table:table-cell>
          <table:table-cell table:style-name="ce8" office:value-type="float" office:value="0.58046" calcext:value-type="float">
            <text:p>0.58046</text:p>
          </table:table-cell>
          <table:table-cell table:style-name="ce14" office:value-type="float" office:value="0.4472" calcext:value-type="float">
            <text:p>0.4472</text:p>
          </table:table-cell>
          <table:table-cell table:style-name="ce14" office:value-type="float" office:value="0.38632" calcext:value-type="float">
            <text:p>0.38632</text:p>
          </table:table-cell>
          <table:table-cell table:style-name="ce14" office:value-type="float" office:value="0.34989" calcext:value-type="float">
            <text:p>0.34989</text:p>
          </table:table-cell>
          <table:table-cell table:style-name="ce14" office:value-type="float" office:value="0.3236" calcext:value-type="float">
            <text:p>0.3236</text:p>
          </table:table-cell>
          <table:table-cell table:style-name="ce14" office:value-type="float" office:value="0.30497" calcext:value-type="float">
            <text:p>0.30497</text:p>
          </table:table-cell>
          <table:table-cell table:style-name="ce14" office:value-type="float" office:value="0.28904" calcext:value-type="float">
            <text:p>0.28904</text:p>
          </table:table-cell>
          <table:table-cell table:style-name="ce14" office:value-type="float" office:value="0.27558" calcext:value-type="float">
            <text:p>0.27558</text:p>
          </table:table-cell>
          <table:table-cell table:style-name="ce14" office:value-type="float" office:value="0.26357" calcext:value-type="float">
            <text:p>0.26357</text:p>
          </table:table-cell>
          <table:table-cell table:style-name="ce14" office:value-type="float" office:value="0.25324" calcext:value-type="float">
            <text:p>0.25324</text:p>
          </table:table-cell>
          <table:table-cell table:style-name="ce17" office:value-type="float" office:value="0.24396" calcext:value-type="float">
            <text:p>0.24396</text:p>
          </table:table-cell>
          <table:table-cell table:style-name="ce23" office:value-type="float" office:value="3.71783" calcext:value-type="float">
            <text:p>3.71783</text:p>
          </table:table-cell>
        </table:table-row>
        <table:table-row table:style-name="ro1">
          <table:table-cell office:value-type="string" calcext:value-type="string">
            <text:p>fict</text:p>
          </table:table-cell>
          <table:table-cell office:value-type="float" office:value="0.25411" calcext:value-type="float">
            <text:p>0.25411</text:p>
          </table:table-cell>
          <table:table-cell office:value-type="float" office:value="0.17169" calcext:value-type="float">
            <text:p>0.17169</text:p>
          </table:table-cell>
          <table:table-cell office:value-type="float" office:value="0.11413" calcext:value-type="float">
            <text:p>0.11413</text:p>
          </table:table-cell>
          <table:table-cell office:value-type="float" office:value="0.10149" calcext:value-type="float">
            <text:p>0.10149</text:p>
          </table:table-cell>
          <table:table-cell office:value-type="float" office:value="0.08544" calcext:value-type="float">
            <text:p>0.08544</text:p>
          </table:table-cell>
          <table:table-cell office:value-type="float" office:value="0.07904" calcext:value-type="float">
            <text:p>0.07904</text:p>
          </table:table-cell>
          <table:table-cell office:value-type="float" office:value="0.0711" calcext:value-type="float">
            <text:p>0.0711</text:p>
          </table:table-cell>
          <table:table-cell office:value-type="float" office:value="0.06734" calcext:value-type="float">
            <text:p>0.06734</text:p>
          </table:table-cell>
          <table:table-cell office:value-type="float" office:value="0.06257" calcext:value-type="float">
            <text:p>0.06257</text:p>
          </table:table-cell>
          <table:table-cell office:value-type="float" office:value="0.06047" calcext:value-type="float">
            <text:p>0.06047</text:p>
          </table:table-cell>
          <table:table-cell office:value-type="float" office:value="0.05687" calcext:value-type="float">
            <text:p>0.05687</text:p>
          </table:table-cell>
          <table:table-cell office:value-type="float" office:value="1.12425" calcext:value-type="float">
            <text:p>1.12425</text:p>
          </table:table-cell>
        </table:table-row>
        <table:table-row table:style-name="ro1">
          <table:table-cell office:value-type="string" calcext:value-type="string">
            <text:p>laws</text:p>
          </table:table-cell>
          <table:table-cell office:value-type="float" office:value="0.37425" calcext:value-type="float">
            <text:p>0.37425</text:p>
          </table:table-cell>
          <table:table-cell office:value-type="float" office:value="0.29579" calcext:value-type="float">
            <text:p>0.29579</text:p>
          </table:table-cell>
          <table:table-cell office:value-type="float" office:value="0.25696" calcext:value-type="float">
            <text:p>0.25696</text:p>
          </table:table-cell>
          <table:table-cell office:value-type="float" office:value="0.23877" calcext:value-type="float">
            <text:p>0.23877</text:p>
          </table:table-cell>
          <table:table-cell office:value-type="float" office:value="0.22275" calcext:value-type="float">
            <text:p>0.22275</text:p>
          </table:table-cell>
          <table:table-cell office:value-type="float" office:value="0.2126" calcext:value-type="float">
            <text:p>0.2126</text:p>
          </table:table-cell>
          <table:table-cell office:value-type="float" office:value="0.20305" calcext:value-type="float">
            <text:p>0.20305</text:p>
          </table:table-cell>
          <table:table-cell office:value-type="float" office:value="0.19504" calcext:value-type="float">
            <text:p>0.19504</text:p>
          </table:table-cell>
          <table:table-cell office:value-type="float" office:value="0.1876" calcext:value-type="float">
            <text:p>0.1876</text:p>
          </table:table-cell>
          <table:table-cell office:value-type="float" office:value="0.1817" calcext:value-type="float">
            <text:p>0.1817</text:p>
          </table:table-cell>
          <table:table-cell office:value-type="float" office:value="0.17592" calcext:value-type="float">
            <text:p>0.17592</text:p>
          </table:table-cell>
          <table:table-cell office:value-type="float" office:value="2.54443" calcext:value-type="float">
            <text:p>2.54443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float" office:value="0.44657" calcext:value-type="float">
            <text:p>0.44657</text:p>
          </table:table-cell>
          <table:table-cell office:value-type="float" office:value="0.31164" calcext:value-type="float">
            <text:p>0.31164</text:p>
          </table:table-cell>
          <table:table-cell office:value-type="float" office:value="0.25338" calcext:value-type="float">
            <text:p>0.25338</text:p>
          </table:table-cell>
          <table:table-cell office:value-type="float" office:value="0.22162" calcext:value-type="float">
            <text:p>0.22162</text:p>
          </table:table-cell>
          <table:table-cell office:value-type="float" office:value="0.19873" calcext:value-type="float">
            <text:p>0.19873</text:p>
          </table:table-cell>
          <table:table-cell office:value-type="float" office:value="0.18274" calcext:value-type="float">
            <text:p>0.18274</text:p>
          </table:table-cell>
          <table:table-cell office:value-type="float" office:value="0.16967" calcext:value-type="float">
            <text:p>0.16967</text:p>
          </table:table-cell>
          <table:table-cell office:value-type="float" office:value="0.15976" calcext:value-type="float">
            <text:p>0.15976</text:p>
          </table:table-cell>
          <table:table-cell office:value-type="float" office:value="0.15147" calcext:value-type="float">
            <text:p>0.15147</text:p>
          </table:table-cell>
          <table:table-cell office:value-type="float" office:value="0.14411" calcext:value-type="float">
            <text:p>0.14411</text:p>
          </table:table-cell>
          <table:table-cell office:value-type="float" office:value="0.1378" calcext:value-type="float">
            <text:p>0.1378</text:p>
          </table:table-cell>
          <table:table-cell office:value-type="float" office:value="2.37749" calcext:value-type="float">
            <text:p>2.37749</text:p>
          </table:table-cell>
        </table:table-row>
        <table:table-row table:style-name="ro1">
          <table:table-cell office:value-type="string" calcext:value-type="string">
            <text:p>wiki</text:p>
          </table:table-cell>
          <table:table-cell table:style-name="ce10" office:value-type="float" office:value="0.80854" calcext:value-type="float">
            <text:p>0.80854</text:p>
          </table:table-cell>
          <table:table-cell table:style-name="ce15" office:value-type="float" office:value="0.71669" calcext:value-type="float">
            <text:p>0.71669</text:p>
          </table:table-cell>
          <table:table-cell table:style-name="ce15" office:value-type="float" office:value="0.66292" calcext:value-type="float">
            <text:p>0.66292</text:p>
          </table:table-cell>
          <table:table-cell table:style-name="ce15" office:value-type="float" office:value="0.62035" calcext:value-type="float">
            <text:p>0.62035</text:p>
          </table:table-cell>
          <table:table-cell table:style-name="ce15" office:value-type="float" office:value="0.58793" calcext:value-type="float">
            <text:p>0.58793</text:p>
          </table:table-cell>
          <table:table-cell table:style-name="ce15" office:value-type="float" office:value="0.56161" calcext:value-type="float">
            <text:p>0.56161</text:p>
          </table:table-cell>
          <table:table-cell table:style-name="ce15" office:value-type="float" office:value="0.53855" calcext:value-type="float">
            <text:p>0.53855</text:p>
          </table:table-cell>
          <table:table-cell table:style-name="ce15" office:value-type="float" office:value="0.51629" calcext:value-type="float">
            <text:p>0.51629</text:p>
          </table:table-cell>
          <table:table-cell table:style-name="ce15" office:value-type="float" office:value="0.49647" calcext:value-type="float">
            <text:p>0.49647</text:p>
          </table:table-cell>
          <table:table-cell table:style-name="ce15" office:value-type="float" office:value="0.47817" calcext:value-type="float">
            <text:p>0.47817</text:p>
          </table:table-cell>
          <table:table-cell table:style-name="ce19" office:value-type="float" office:value="0.46184" calcext:value-type="float">
            <text:p>0.46184</text:p>
          </table:table-cell>
          <table:table-cell table:style-name="ce25" office:value-type="float" office:value="6.44936" calcext:value-type="float">
            <text:p>6.44936</text:p>
          </table:table-cell>
        </table:table-row>
        <table:table-row table:style-name="ro1">
          <table:table-cell table:style-name="ce5" office:value-type="string" calcext:value-type="string">
            <text:p>Total Result</text:p>
          </table:table-cell>
          <table:table-cell table:style-name="ce11" office:value-type="float" office:value="2.46393" calcext:value-type="float">
            <text:p>2.46393</text:p>
          </table:table-cell>
          <table:table-cell table:style-name="ce16" office:value-type="float" office:value="1.94301" calcext:value-type="float">
            <text:p>1.94301</text:p>
          </table:table-cell>
          <table:table-cell table:style-name="ce16" office:value-type="float" office:value="1.67371" calcext:value-type="float">
            <text:p>1.67371</text:p>
          </table:table-cell>
          <table:table-cell table:style-name="ce16" office:value-type="float" office:value="1.53212" calcext:value-type="float">
            <text:p>1.53212</text:p>
          </table:table-cell>
          <table:table-cell table:style-name="ce16" office:value-type="float" office:value="1.41845" calcext:value-type="float">
            <text:p>1.41845</text:p>
          </table:table-cell>
          <table:table-cell table:style-name="ce16" office:value-type="float" office:value="1.34096" calcext:value-type="float">
            <text:p>1.34096</text:p>
          </table:table-cell>
          <table:table-cell table:style-name="ce16" office:value-type="float" office:value="1.27141" calcext:value-type="float">
            <text:p>1.27141</text:p>
          </table:table-cell>
          <table:table-cell table:style-name="ce16" office:value-type="float" office:value="1.21401" calcext:value-type="float">
            <text:p>1.21401</text:p>
          </table:table-cell>
          <table:table-cell table:style-name="ce16" office:value-type="float" office:value="1.16168" calcext:value-type="float">
            <text:p>1.16168</text:p>
          </table:table-cell>
          <table:table-cell table:style-name="ce16" office:value-type="float" office:value="1.11769" calcext:value-type="float">
            <text:p>1.11769</text:p>
          </table:table-cell>
          <table:table-cell table:style-name="ce20" office:value-type="float" office:value="1.07639" calcext:value-type="float">
            <text:p>1.07639</text:p>
          </table:table-cell>
          <table:table-cell table:style-name="ce26" office:value-type="float" office:value="16.21336" calcext:value-type="float">
            <text:p>16.21336</text:p>
          </table:table-cell>
        </table:table-row>
      </table:table>
      <table:named-expressions/>
      <table:database-ranges>
        <table:database-range table:name="__Anonymous_Sheet_DB__0" table:target-range-address="s1040checkCoverage.A2:s1040checkCoverage.I56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  <table:data-pilot-tables>
        <table:data-pilot-table table:name="DataPilot1" table:application-data="" table:target-range-address="'Pivot Table_Sheet2_1'.A1:'Pivot Table_Sheet2_1'.M8" table:buttons="'Pivot Table_Sheet2_1'.A2 'Pivot Table_Sheet2_1'.B1" table:show-filter-button="false" table:drill-down-on-double-click="false">
          <table:source-cell-range table:cell-range-address="Sheet2.A1:Sheet2.D56"/>
          <table:data-pilot-field table:source-field-name="corp" table:orientation="row" table:used-hierarchy="0" table:function="auto">
            <table:data-pilot-level table:show-empty="false" calcext:repeat-item-labels="false">
              <table:data-pilot-members>
                <table:data-pilot-member table:name="all" table:display="true" table:show-details="true"/>
                <table:data-pilot-member table:name="fict" table:display="true" table:show-details="true"/>
                <table:data-pilot-member table:name="laws" table:display="true" table:show-details="true"/>
                <table:data-pilot-member table:name="news" table:display="true" table:show-details="true"/>
                <table:data-pilot-member table:name="wiki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im" table:orientation="column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ypesPC" table:orientation="data" table:used-hierarchy="0" table:function="sum">
            <table:data-pilot-level table:show-empty="false" calcext:repeat-item-labels="false">
              <table:data-pilot-members>
                <table:data-pilot-member table:name="0.05687" table:display="true" table:show-details="true"/>
                <table:data-pilot-member table:name="0.06047" table:display="true" table:show-details="true"/>
                <table:data-pilot-member table:name="0.06257" table:display="true" table:show-details="true"/>
                <table:data-pilot-member table:name="0.06734" table:display="true" table:show-details="true"/>
                <table:data-pilot-member table:name="0.0711" table:display="true" table:show-details="true"/>
                <table:data-pilot-member table:name="0.07904" table:display="true" table:show-details="true"/>
                <table:data-pilot-member table:name="0.08544" table:display="true" table:show-details="true"/>
                <table:data-pilot-member table:name="0.10149" table:display="true" table:show-details="true"/>
                <table:data-pilot-member table:name="0.11413" table:display="true" table:show-details="true"/>
                <table:data-pilot-member table:name="0.1378" table:display="true" table:show-details="true"/>
                <table:data-pilot-member table:name="0.14411" table:display="true" table:show-details="true"/>
                <table:data-pilot-member table:name="0.15147" table:display="true" table:show-details="true"/>
                <table:data-pilot-member table:name="0.15976" table:display="true" table:show-details="true"/>
                <table:data-pilot-member table:name="0.16967" table:display="true" table:show-details="true"/>
                <table:data-pilot-member table:name="0.17169" table:display="true" table:show-details="true"/>
                <table:data-pilot-member table:name="0.17592" table:display="true" table:show-details="true"/>
                <table:data-pilot-member table:name="0.1817" table:display="true" table:show-details="true"/>
                <table:data-pilot-member table:name="0.18274" table:display="true" table:show-details="true"/>
                <table:data-pilot-member table:name="0.1876" table:display="true" table:show-details="true"/>
                <table:data-pilot-member table:name="0.19504" table:display="true" table:show-details="true"/>
                <table:data-pilot-member table:name="0.19873" table:display="true" table:show-details="true"/>
                <table:data-pilot-member table:name="0.20305" table:display="true" table:show-details="true"/>
                <table:data-pilot-member table:name="0.2126" table:display="true" table:show-details="true"/>
                <table:data-pilot-member table:name="0.22162" table:display="true" table:show-details="true"/>
                <table:data-pilot-member table:name="0.22275" table:display="true" table:show-details="true"/>
                <table:data-pilot-member table:name="0.23877" table:display="true" table:show-details="true"/>
                <table:data-pilot-member table:name="0.24396" table:display="true" table:show-details="true"/>
                <table:data-pilot-member table:name="0.25324" table:display="true" table:show-details="true"/>
                <table:data-pilot-member table:name="0.25338" table:display="true" table:show-details="true"/>
                <table:data-pilot-member table:name="0.25411" table:display="true" table:show-details="true"/>
                <table:data-pilot-member table:name="0.25696" table:display="true" table:show-details="true"/>
                <table:data-pilot-member table:name="0.26357" table:display="true" table:show-details="true"/>
                <table:data-pilot-member table:name="0.27558" table:display="true" table:show-details="true"/>
                <table:data-pilot-member table:name="0.28904" table:display="true" table:show-details="true"/>
                <table:data-pilot-member table:name="0.29579" table:display="true" table:show-details="true"/>
                <table:data-pilot-member table:name="0.30497" table:display="true" table:show-details="true"/>
                <table:data-pilot-member table:name="0.31164" table:display="true" table:show-details="true"/>
                <table:data-pilot-member table:name="0.3236" table:display="true" table:show-details="true"/>
                <table:data-pilot-member table:name="0.34989" table:display="true" table:show-details="true"/>
                <table:data-pilot-member table:name="0.37425" table:display="true" table:show-details="true"/>
                <table:data-pilot-member table:name="0.38632" table:display="true" table:show-details="true"/>
                <table:data-pilot-member table:name="0.44657" table:display="true" table:show-details="true"/>
                <table:data-pilot-member table:name="0.4472" table:display="true" table:show-details="true"/>
                <table:data-pilot-member table:name="0.46184" table:display="true" table:show-details="true"/>
                <table:data-pilot-member table:name="0.47817" table:display="true" table:show-details="true"/>
                <table:data-pilot-member table:name="0.49647" table:display="true" table:show-details="true"/>
                <table:data-pilot-member table:name="0.51629" table:display="true" table:show-details="true"/>
                <table:data-pilot-member table:name="0.53855" table:display="true" table:show-details="true"/>
                <table:data-pilot-member table:name="0.56161" table:display="true" table:show-details="true"/>
                <table:data-pilot-member table:name="0.58046" table:display="true" table:show-details="true"/>
                <table:data-pilot-member table:name="0.58793" table:display="true" table:show-details="true"/>
                <table:data-pilot-member table:name="0.62035" table:display="true" table:show-details="true"/>
                <table:data-pilot-member table:name="0.66292" table:display="true" table:show-details="true"/>
                <table:data-pilot-member table:name="0.71669" table:display="true" table:show-details="true"/>
                <table:data-pilot-member table:name="0.8085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_Sheet2_2'.A1:'Pivot Table_Sheet2_2'.G14" table:buttons="'Pivot Table_Sheet2_2'.A2 'Pivot Table_Sheet2_2'.B1" table:show-filter-button="false" table:drill-down-on-double-click="false">
          <table:source-cell-range table:cell-range-address="Sheet2.A1:Sheet2.D56"/>
          <table:data-pilot-field table:source-field-name="corp" table:orientation="column" table:used-hierarchy="0" table:function="auto">
            <table:data-pilot-level table:show-empty="false" calcext:repeat-item-labels="false">
              <table:data-pilot-members>
                <table:data-pilot-member table:name="all" table:display="true" table:show-details="true"/>
                <table:data-pilot-member table:name="fict" table:display="true" table:show-details="true"/>
                <table:data-pilot-member table:name="laws" table:display="true" table:show-details="true"/>
                <table:data-pilot-member table:name="news" table:display="true" table:show-details="true"/>
                <table:data-pilot-member table:name="wiki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im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ypesPC" table:orientation="data" table:used-hierarchy="0" table:function="sum">
            <table:data-pilot-level table:show-empty="false" calcext:repeat-item-labels="false">
              <table:data-pilot-members>
                <table:data-pilot-member table:name="0.05687" table:display="true" table:show-details="true"/>
                <table:data-pilot-member table:name="0.06047" table:display="true" table:show-details="true"/>
                <table:data-pilot-member table:name="0.06257" table:display="true" table:show-details="true"/>
                <table:data-pilot-member table:name="0.06734" table:display="true" table:show-details="true"/>
                <table:data-pilot-member table:name="0.0711" table:display="true" table:show-details="true"/>
                <table:data-pilot-member table:name="0.07904" table:display="true" table:show-details="true"/>
                <table:data-pilot-member table:name="0.08544" table:display="true" table:show-details="true"/>
                <table:data-pilot-member table:name="0.10149" table:display="true" table:show-details="true"/>
                <table:data-pilot-member table:name="0.11413" table:display="true" table:show-details="true"/>
                <table:data-pilot-member table:name="0.1378" table:display="true" table:show-details="true"/>
                <table:data-pilot-member table:name="0.14411" table:display="true" table:show-details="true"/>
                <table:data-pilot-member table:name="0.15147" table:display="true" table:show-details="true"/>
                <table:data-pilot-member table:name="0.15976" table:display="true" table:show-details="true"/>
                <table:data-pilot-member table:name="0.16967" table:display="true" table:show-details="true"/>
                <table:data-pilot-member table:name="0.17169" table:display="true" table:show-details="true"/>
                <table:data-pilot-member table:name="0.17592" table:display="true" table:show-details="true"/>
                <table:data-pilot-member table:name="0.1817" table:display="true" table:show-details="true"/>
                <table:data-pilot-member table:name="0.18274" table:display="true" table:show-details="true"/>
                <table:data-pilot-member table:name="0.1876" table:display="true" table:show-details="true"/>
                <table:data-pilot-member table:name="0.19504" table:display="true" table:show-details="true"/>
                <table:data-pilot-member table:name="0.19873" table:display="true" table:show-details="true"/>
                <table:data-pilot-member table:name="0.20305" table:display="true" table:show-details="true"/>
                <table:data-pilot-member table:name="0.2126" table:display="true" table:show-details="true"/>
                <table:data-pilot-member table:name="0.22162" table:display="true" table:show-details="true"/>
                <table:data-pilot-member table:name="0.22275" table:display="true" table:show-details="true"/>
                <table:data-pilot-member table:name="0.23877" table:display="true" table:show-details="true"/>
                <table:data-pilot-member table:name="0.24396" table:display="true" table:show-details="true"/>
                <table:data-pilot-member table:name="0.25324" table:display="true" table:show-details="true"/>
                <table:data-pilot-member table:name="0.25338" table:display="true" table:show-details="true"/>
                <table:data-pilot-member table:name="0.25411" table:display="true" table:show-details="true"/>
                <table:data-pilot-member table:name="0.25696" table:display="true" table:show-details="true"/>
                <table:data-pilot-member table:name="0.26357" table:display="true" table:show-details="true"/>
                <table:data-pilot-member table:name="0.27558" table:display="true" table:show-details="true"/>
                <table:data-pilot-member table:name="0.28904" table:display="true" table:show-details="true"/>
                <table:data-pilot-member table:name="0.29579" table:display="true" table:show-details="true"/>
                <table:data-pilot-member table:name="0.30497" table:display="true" table:show-details="true"/>
                <table:data-pilot-member table:name="0.31164" table:display="true" table:show-details="true"/>
                <table:data-pilot-member table:name="0.3236" table:display="true" table:show-details="true"/>
                <table:data-pilot-member table:name="0.34989" table:display="true" table:show-details="true"/>
                <table:data-pilot-member table:name="0.37425" table:display="true" table:show-details="true"/>
                <table:data-pilot-member table:name="0.38632" table:display="true" table:show-details="true"/>
                <table:data-pilot-member table:name="0.44657" table:display="true" table:show-details="true"/>
                <table:data-pilot-member table:name="0.4472" table:display="true" table:show-details="true"/>
                <table:data-pilot-member table:name="0.46184" table:display="true" table:show-details="true"/>
                <table:data-pilot-member table:name="0.47817" table:display="true" table:show-details="true"/>
                <table:data-pilot-member table:name="0.49647" table:display="true" table:show-details="true"/>
                <table:data-pilot-member table:name="0.51629" table:display="true" table:show-details="true"/>
                <table:data-pilot-member table:name="0.53855" table:display="true" table:show-details="true"/>
                <table:data-pilot-member table:name="0.56161" table:display="true" table:show-details="true"/>
                <table:data-pilot-member table:name="0.58046" table:display="true" table:show-details="true"/>
                <table:data-pilot-member table:name="0.58793" table:display="true" table:show-details="true"/>
                <table:data-pilot-member table:name="0.62035" table:display="true" table:show-details="true"/>
                <table:data-pilot-member table:name="0.66292" table:display="true" table:show-details="true"/>
                <table:data-pilot-member table:name="0.71669" table:display="true" table:show-details="true"/>
                <table:data-pilot-member table:name="0.8085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9">00/00/0000</text:date>, <text:time style:data-style-name="N2" text:time-value="08:09:14.2024324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2.2$MacOSX_X86_64 LibreOffice_project/2b840030fec2aae0fd2658d8d4f9548af4e3518d</meta:generator>
    <dc:date>2019-04-29T09:58:29.781596977</dc:date>
    <meta:editing-duration>PT1H28M29S</meta:editing-duration>
    <meta:editing-cycles>3</meta:editing-cycles>
    <meta:document-statistic meta:table-count="4" meta:cell-count="9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2" chart:class="chart:line" chart:style-name="ch1">
        <chart:legend chart:legend-position="end" svg:x="13.19cm" svg:y="2.747cm" style:legend-expansion="high" chart:style-name="ch2"/>
        <chart:plot-area chart:style-name="ch3" table:cell-range-address="PivotChart" chart:data-source-has-labels="column" svg:x="0.32cm" svg:y="0.18cm" svg:width="12.55cm" svg:height="7.74cm">
          <chartooo:coordinate-region svg:x="1.055cm" svg:y="0.371cm" svg:width="11.623cm" svg:height="6.919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T@data 0" chart:label-cell-address="PT@label 0" chart:class="chart:line">
            <chart:data-point chart:repeated="11"/>
          </chart:series>
          <chart:series chart:style-name="ch7" chart:values-cell-range-address="PT@data 1" chart:label-cell-address="PT@label 1" chart:class="chart:line">
            <chart:data-point chart:repeated="11"/>
          </chart:series>
          <chart:series chart:style-name="ch8" chart:values-cell-range-address="PT@data 2" chart:label-cell-address="PT@label 2" chart:class="chart:line">
            <chart:data-point chart:repeated="11"/>
          </chart:series>
          <chart:series chart:style-name="ch9" chart:values-cell-range-address="PT@data 3" chart:label-cell-address="PT@label 3" chart:class="chart:line">
            <chart:data-point chart:repeated="11"/>
          </chart:series>
          <chart:series chart:style-name="ch10" chart:values-cell-range-address="PT@data 4" chart:label-cell-address="PT@label 4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</text:p>
                <draw:g>
                  <svg:desc>PT@label 0</svg:desc>
                </draw:g>
              </table:table-cell>
              <table:table-cell office:value-type="string">
                <text:p>fict</text:p>
                <draw:g>
                  <svg:desc>PT@label 1</svg:desc>
                </draw:g>
              </table:table-cell>
              <table:table-cell office:value-type="string">
                <text:p>laws</text:p>
                <draw:g>
                  <svg:desc>PT@label 2</svg:desc>
                </draw:g>
              </table:table-cell>
              <table:table-cell office:value-type="string">
                <text:p>news</text:p>
                <draw:g>
                  <svg:desc>PT@label 3</svg:desc>
                </draw:g>
              </table:table-cell>
              <table:table-cell office:value-type="string">
                <text:p>wiki</text:p>
                <draw:g>
                  <svg:desc>PT@label 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PT@categories</svg:desc>
                </draw:g>
              </table:table-cell>
              <table:table-cell office:value-type="float" office:value="0.58046">
                <text:p>0.58046</text:p>
                <draw:g>
                  <svg:desc>PT@data 0</svg:desc>
                </draw:g>
              </table:table-cell>
              <table:table-cell office:value-type="float" office:value="0.25411">
                <text:p>0.25411</text:p>
                <draw:g>
                  <svg:desc>PT@data 1</svg:desc>
                </draw:g>
              </table:table-cell>
              <table:table-cell office:value-type="float" office:value="0.37425">
                <text:p>0.37425</text:p>
                <draw:g>
                  <svg:desc>PT@data 2</svg:desc>
                </draw:g>
              </table:table-cell>
              <table:table-cell office:value-type="float" office:value="0.44657">
                <text:p>0.44657</text:p>
                <draw:g>
                  <svg:desc>PT@data 3</svg:desc>
                </draw:g>
              </table:table-cell>
              <table:table-cell office:value-type="float" office:value="0.80854">
                <text:p>0.80854</text:p>
                <draw:g>
                  <svg:desc>PT@data 4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.4472">
                <text:p>0.4472</text:p>
              </table:table-cell>
              <table:table-cell office:value-type="float" office:value="0.17169">
                <text:p>0.17169</text:p>
              </table:table-cell>
              <table:table-cell office:value-type="float" office:value="0.29579">
                <text:p>0.29579</text:p>
              </table:table-cell>
              <table:table-cell office:value-type="float" office:value="0.31164">
                <text:p>0.31164</text:p>
              </table:table-cell>
              <table:table-cell office:value-type="float" office:value="0.71669">
                <text:p>0.7166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8632">
                <text:p>0.38632</text:p>
              </table:table-cell>
              <table:table-cell office:value-type="float" office:value="0.11413">
                <text:p>0.11413</text:p>
              </table:table-cell>
              <table:table-cell office:value-type="float" office:value="0.25696">
                <text:p>0.25696</text:p>
              </table:table-cell>
              <table:table-cell office:value-type="float" office:value="0.25338">
                <text:p>0.25338</text:p>
              </table:table-cell>
              <table:table-cell office:value-type="float" office:value="0.66292">
                <text:p>0.662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4989">
                <text:p>0.34989</text:p>
              </table:table-cell>
              <table:table-cell office:value-type="float" office:value="0.10149">
                <text:p>0.10149</text:p>
              </table:table-cell>
              <table:table-cell office:value-type="float" office:value="0.23877">
                <text:p>0.23877</text:p>
              </table:table-cell>
              <table:table-cell office:value-type="float" office:value="0.22162">
                <text:p>0.22162</text:p>
              </table:table-cell>
              <table:table-cell office:value-type="float" office:value="0.62035">
                <text:p>0.620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236">
                <text:p>0.3236</text:p>
              </table:table-cell>
              <table:table-cell office:value-type="float" office:value="0.08544">
                <text:p>0.08544</text:p>
              </table:table-cell>
              <table:table-cell office:value-type="float" office:value="0.22275">
                <text:p>0.22275</text:p>
              </table:table-cell>
              <table:table-cell office:value-type="float" office:value="0.19873">
                <text:p>0.19873</text:p>
              </table:table-cell>
              <table:table-cell office:value-type="float" office:value="0.58793">
                <text:p>0.587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0497">
                <text:p>0.30497</text:p>
              </table:table-cell>
              <table:table-cell office:value-type="float" office:value="0.07904">
                <text:p>0.07904</text:p>
              </table:table-cell>
              <table:table-cell office:value-type="float" office:value="0.2126">
                <text:p>0.2126</text:p>
              </table:table-cell>
              <table:table-cell office:value-type="float" office:value="0.18274">
                <text:p>0.18274</text:p>
              </table:table-cell>
              <table:table-cell office:value-type="float" office:value="0.56161">
                <text:p>0.561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8904">
                <text:p>0.28904</text:p>
              </table:table-cell>
              <table:table-cell office:value-type="float" office:value="0.0711">
                <text:p>0.0711</text:p>
              </table:table-cell>
              <table:table-cell office:value-type="float" office:value="0.20305">
                <text:p>0.20305</text:p>
              </table:table-cell>
              <table:table-cell office:value-type="float" office:value="0.16967">
                <text:p>0.16967</text:p>
              </table:table-cell>
              <table:table-cell office:value-type="float" office:value="0.53855">
                <text:p>0.538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7558">
                <text:p>0.27558</text:p>
              </table:table-cell>
              <table:table-cell office:value-type="float" office:value="0.06734">
                <text:p>0.06734</text:p>
              </table:table-cell>
              <table:table-cell office:value-type="float" office:value="0.19504">
                <text:p>0.19504</text:p>
              </table:table-cell>
              <table:table-cell office:value-type="float" office:value="0.15976">
                <text:p>0.15976</text:p>
              </table:table-cell>
              <table:table-cell office:value-type="float" office:value="0.51629">
                <text:p>0.516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6357">
                <text:p>0.26357</text:p>
              </table:table-cell>
              <table:table-cell office:value-type="float" office:value="0.06257">
                <text:p>0.06257</text:p>
              </table:table-cell>
              <table:table-cell office:value-type="float" office:value="0.1876">
                <text:p>0.1876</text:p>
              </table:table-cell>
              <table:table-cell office:value-type="float" office:value="0.15147">
                <text:p>0.15147</text:p>
              </table:table-cell>
              <table:table-cell office:value-type="float" office:value="0.49647">
                <text:p>0.496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5324">
                <text:p>0.25324</text:p>
              </table:table-cell>
              <table:table-cell office:value-type="float" office:value="0.06047">
                <text:p>0.06047</text:p>
              </table:table-cell>
              <table:table-cell office:value-type="float" office:value="0.1817">
                <text:p>0.1817</text:p>
              </table:table-cell>
              <table:table-cell office:value-type="float" office:value="0.14411">
                <text:p>0.14411</text:p>
              </table:table-cell>
              <table:table-cell office:value-type="float" office:value="0.47817">
                <text:p>0.478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4396">
                <text:p>0.24396</text:p>
              </table:table-cell>
              <table:table-cell office:value-type="float" office:value="0.05687">
                <text:p>0.05687</text:p>
              </table:table-cell>
              <table:table-cell office:value-type="float" office:value="0.17592">
                <text:p>0.17592</text:p>
              </table:table-cell>
              <table:table-cell office:value-type="float" office:value="0.1378">
                <text:p>0.1378</text:p>
              </table:table-cell>
              <table:table-cell office:value-type="float" office:value="0.46184">
                <text:p>0.461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MacOSX_X86_64 LibreOffice_project/2b840030fec2aae0fd2658d8d4f9548af4e3518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